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paragraph-rsid="002797df"/>
    </style:style>
    <style:style style:name="P17" style:family="paragraph" style:parent-style-name="Text_20_body">
      <style:text-properties officeooo:paragraph-rsid="002db773"/>
    </style:style>
    <style:style style:name="P18" style:family="paragraph" style:parent-style-name="Text_20_body">
      <style:text-properties officeooo:rsid="002db773" officeooo:paragraph-rsid="002db773"/>
    </style:style>
    <style:style style:name="P19" style:family="paragraph" style:parent-style-name="Text_20_body">
      <style:text-properties officeooo:rsid="0034fa7e" officeooo:paragraph-rsid="0034fa7e"/>
    </style:style>
    <style:style style:name="P20" style:family="paragraph" style:parent-style-name="Text_20_body">
      <style:text-properties officeooo:paragraph-rsid="0038929b"/>
    </style:style>
    <style:style style:name="P21" style:family="paragraph" style:parent-style-name="Text_20_body">
      <style:text-properties officeooo:paragraph-rsid="003e47c0"/>
    </style:style>
    <style:style style:name="P22" style:family="paragraph" style:parent-style-name="Text_20_body">
      <style:text-properties officeooo:rsid="003ffa84" officeooo:paragraph-rsid="003ffa84"/>
    </style:style>
    <style:style style:name="P23" style:family="paragraph" style:parent-style-name="Text_20_body">
      <style:text-properties officeooo:rsid="0041c449" officeooo:paragraph-rsid="0041c449"/>
    </style:style>
    <style:style style:name="P24" style:family="paragraph" style:parent-style-name="Text_20_body">
      <style:text-properties officeooo:rsid="0016c718" officeooo:paragraph-rsid="0042e302"/>
    </style:style>
    <style:style style:name="P25" style:family="paragraph" style:parent-style-name="Text_20_body">
      <style:text-properties officeooo:rsid="00766659" officeooo:paragraph-rsid="00766659"/>
    </style:style>
    <style:style style:name="P26" style:family="paragraph" style:parent-style-name="Reference">
      <style:paragraph-properties fo:break-before="page">
        <style:tab-stops/>
      </style:paragraph-properties>
    </style:style>
    <style:style style:name="P27" style:family="paragraph" style:parent-style-name="Contents_20_Heading">
      <style:paragraph-properties fo:break-before="page"/>
    </style:style>
    <style:style style:name="P28" style:family="paragraph" style:parent-style-name="Reference">
      <style:paragraph-properties>
        <style:tab-stops/>
      </style:paragraph-properties>
    </style:style>
    <style:style style:name="P29" style:family="paragraph" style:parent-style-name="Command">
      <style:text-properties fo:font-style="italic" style:font-style-asian="italic" style:font-style-complex="italic"/>
    </style:style>
    <style:style style:name="P30" style:family="paragraph" style:parent-style-name="Command">
      <style:text-properties style:font-style-asian="normal" style:font-style-complex="normal"/>
    </style:style>
    <style:style style:name="P31" style:family="paragraph" style:parent-style-name="Command">
      <style:text-properties officeooo:paragraph-rsid="0036e484"/>
    </style:style>
    <style:style style:name="P32" style:family="paragraph" style:parent-style-name="Note">
      <style:text-properties fo:font-style="normal" style:font-style-asian="normal" style:font-style-complex="normal"/>
    </style:style>
    <style:style style:name="P33" style:family="paragraph" style:parent-style-name="Note">
      <style:text-properties officeooo:paragraph-rsid="002797df"/>
    </style:style>
    <style:style style:name="P34" style:family="paragraph" style:parent-style-name="Option_20_title">
      <style:text-properties style:font-style-asian="normal" style:font-style-complex="normal"/>
    </style:style>
    <style:style style:name="P35" style:family="paragraph" style:parent-style-name="Option_20_title">
      <style:text-properties fo:font-style="normal" style:font-style-asian="normal" style:font-style-complex="normal"/>
    </style:style>
    <style:style style:name="P36" style:family="paragraph" style:parent-style-name="Option_20_title">
      <style:text-properties officeooo:paragraph-rsid="00283a1c"/>
    </style:style>
    <style:style style:name="P37" style:family="paragraph" style:parent-style-name="Option_20_title">
      <style:text-properties officeooo:rsid="0068dc3f"/>
    </style:style>
    <style:style style:name="P38" style:family="paragraph" style:parent-style-name="Note">
      <style:paragraph-properties fo:margin-left="11.99mm" fo:margin-right="0mm" fo:text-indent="-11.99mm" style:auto-text-indent="false"/>
    </style:style>
    <style:style style:name="P39" style:family="paragraph" style:parent-style-name="Option">
      <style:paragraph-properties fo:margin-left="0mm" fo:margin-right="0mm" fo:text-indent="0mm" style:auto-text-indent="false"/>
    </style:style>
    <style:style style:name="P40" style:family="paragraph" style:parent-style-name="Standard">
      <style:text-properties officeooo:rsid="0013ea2a" officeooo:paragraph-rsid="0013ea2a"/>
    </style:style>
    <style:style style:name="P41" style:family="paragraph" style:parent-style-name="Footnote">
      <style:text-properties officeooo:rsid="0015d65b" officeooo:paragraph-rsid="0015d65b"/>
    </style:style>
    <style:style style:name="P42" style:family="paragraph" style:parent-style-name="Footnote">
      <style:text-properties officeooo:rsid="00259ac4" officeooo:paragraph-rsid="00259ac4"/>
    </style:style>
    <style:style style:name="P43" style:family="paragraph" style:parent-style-name="Footnote">
      <style:text-properties officeooo:rsid="002706f7" officeooo:paragraph-rsid="002706f7"/>
    </style:style>
    <style:style style:name="P44" style:family="paragraph" style:parent-style-name="Footnote">
      <style:text-properties officeooo:rsid="002797df" officeooo:paragraph-rsid="002797df"/>
    </style:style>
    <style:style style:name="P45" style:family="paragraph" style:parent-style-name="Footnote">
      <style:text-properties officeooo:rsid="00283a1c" officeooo:paragraph-rsid="00283a1c"/>
    </style:style>
    <style:style style:name="P46" style:family="paragraph" style:parent-style-name="Footnote">
      <style:text-properties officeooo:rsid="002ee9f8" officeooo:paragraph-rsid="002ee9f8"/>
    </style:style>
    <style:style style:name="P47" style:family="paragraph" style:parent-style-name="Footnote">
      <style:text-properties officeooo:rsid="003e47c0" officeooo:paragraph-rsid="003e47c0"/>
    </style:style>
    <style:style style:name="P48" style:family="paragraph" style:parent-style-name="Footnote">
      <style:text-properties officeooo:rsid="00813323" officeooo:paragraph-rsid="00813323"/>
    </style:style>
    <style:style style:name="P49" style:family="paragraph" style:parent-style-name="Option">
      <style:text-properties officeooo:paragraph-rsid="002706f7"/>
    </style:style>
    <style:style style:name="P50" style:family="paragraph" style:parent-style-name="Option">
      <style:text-properties officeooo:rsid="002706f7" officeooo:paragraph-rsid="002706f7"/>
    </style:style>
    <style:style style:name="P51" style:family="paragraph" style:parent-style-name="Answer">
      <style:text-properties officeooo:paragraph-rsid="002797df"/>
    </style:style>
    <style:style style:name="P52" style:family="paragraph" style:parent-style-name="Answer">
      <style:text-properties officeooo:rsid="0037af8d" officeooo:paragraph-rsid="0037af8d"/>
    </style:style>
    <style:style style:name="P53" style:family="paragraph" style:parent-style-name="Text_20_body_20_Start">
      <style:text-properties officeooo:paragraph-rsid="002797df"/>
    </style:style>
    <style:style style:name="P54" style:family="paragraph" style:parent-style-name="Text_20_body_20_Start">
      <style:text-properties officeooo:paragraph-rsid="00283a1c"/>
    </style:style>
    <style:style style:name="P55" style:family="paragraph" style:parent-style-name="Text_20_body_20_Start">
      <style:text-properties officeooo:paragraph-rsid="002bdd1b"/>
    </style:style>
    <style:style style:name="P56" style:family="paragraph" style:parent-style-name="Text_20_body_20_Start">
      <style:text-properties officeooo:paragraph-rsid="0034fa7e"/>
    </style:style>
    <style:style style:name="P57" style:family="paragraph" style:parent-style-name="Text_20_body_20_Start">
      <style:text-properties officeooo:paragraph-rsid="003c91ca"/>
    </style:style>
    <style:style style:name="P58" style:family="paragraph" style:parent-style-name="Text_20_body_20_Start">
      <style:text-properties officeooo:rsid="003e8725" officeooo:paragraph-rsid="003e8725"/>
    </style:style>
    <style:style style:name="P59" style:family="paragraph" style:parent-style-name="Text_20_body_20_Start">
      <style:text-properties officeooo:paragraph-rsid="00426797"/>
    </style:style>
    <style:style style:name="P60" style:family="paragraph" style:parent-style-name="Text_20_body_20_Start">
      <style:text-properties officeooo:paragraph-rsid="0045953a"/>
    </style:style>
    <style:style style:name="P61" style:family="paragraph" style:parent-style-name="Text_20_body_20_Start">
      <style:text-properties officeooo:paragraph-rsid="00585f9b"/>
    </style:style>
    <style:style style:name="P62" style:family="paragraph" style:parent-style-name="Text_20_body_20_Start">
      <style:text-properties officeooo:rsid="005eb9c6" officeooo:paragraph-rsid="005eb9c6"/>
    </style:style>
    <style:style style:name="P63" style:family="paragraph" style:parent-style-name="Text_20_body_20_Start">
      <style:text-properties officeooo:paragraph-rsid="0062e13e"/>
    </style:style>
    <style:style style:name="P64" style:family="paragraph" style:parent-style-name="Text_20_body_20_Start">
      <style:text-properties officeooo:rsid="0062e13e" officeooo:paragraph-rsid="0062e13e"/>
    </style:style>
    <style:style style:name="P65" style:family="paragraph" style:parent-style-name="Option_20_Start">
      <style:text-properties officeooo:paragraph-rsid="002706f7"/>
    </style:style>
    <style:style style:name="P66" style:family="paragraph" style:parent-style-name="Option_20_Start">
      <style:text-properties officeooo:paragraph-rsid="002797df"/>
    </style:style>
    <style:style style:name="P67" style:family="paragraph" style:parent-style-name="Option_20_Start">
      <style:text-properties officeooo:paragraph-rsid="00283a1c"/>
    </style:style>
    <style:style style:name="P68" style:family="paragraph" style:parent-style-name="Option_20_Start">
      <style:text-properties officeooo:rsid="00283a1c" officeooo:paragraph-rsid="00283a1c"/>
    </style:style>
    <style:style style:name="P69" style:family="paragraph" style:parent-style-name="Option_20_Start">
      <style:text-properties officeooo:paragraph-rsid="0030f54a"/>
    </style:style>
    <style:style style:name="P70" style:family="paragraph" style:parent-style-name="Option_20_Start">
      <style:text-properties officeooo:paragraph-rsid="006c2030"/>
    </style:style>
    <style:style style:name="P71" style:family="paragraph" style:parent-style-name="Option_20_Start">
      <style:text-properties officeooo:paragraph-rsid="007a1f5a"/>
    </style:style>
    <style:style style:name="P72" style:family="paragraph" style:parent-style-name="Table">
      <style:text-properties officeooo:paragraph-rsid="00618721"/>
    </style:style>
    <style:style style:name="P73" style:family="paragraph" style:parent-style-name="Source_20_code">
      <style:text-properties officeooo:rsid="006496a9" officeooo:paragraph-rsid="006496a9"/>
    </style:style>
    <style:style style:name="P74" style:family="paragraph" style:parent-style-name="Contents_20_2">
      <style:paragraph-properties>
        <style:tab-stops>
          <style:tab-stop style:position="165.01mm" style:type="right" style:leader-style="dotted" style:leader-text="."/>
        </style:tab-stops>
      </style:paragraph-properties>
    </style:style>
    <style:style style:name="P75" style:family="paragraph" style:parent-style-name="Option_20_note">
      <style:text-properties officeooo:paragraph-rsid="007a1f5a"/>
    </style:style>
    <style:style style:name="P76" style:family="paragraph" style:parent-style-name="Contents_20_3">
      <style:paragraph-properties>
        <style:tab-stops>
          <style:tab-stop style:position="160.02mm" style:type="right" style:leader-style="dotted" style:leader-text="."/>
        </style:tab-stops>
      </style:paragraph-properties>
    </style:style>
    <style:style style:name="P77" style:family="paragraph" style:parent-style-name="Contents_20_4">
      <style:paragraph-properties>
        <style:tab-stops>
          <style:tab-stop style:position="155.03mm" style:type="right" style:leader-style="dotted" style:leader-text="."/>
        </style:tab-stops>
      </style:paragraph-properties>
    </style:style>
    <style:style style:name="P78" style:family="paragraph" style:parent-style-name="Table_20_index_20_1">
      <style:paragraph-properties>
        <style:tab-stops>
          <style:tab-stop style:position="170mm" style:type="right" style:leader-style="dotted" style:leader-text="."/>
        </style:tab-stops>
      </style:paragraph-properties>
    </style:style>
    <style:style style:name="P79" style:family="paragraph" style:parent-style-name="Illustration_20_Index_20_1">
      <style:paragraph-properties>
        <style:tab-stops>
          <style:tab-stop style:position="170mm" style:type="right" style:leader-style="dotted" style:leader-text="."/>
        </style:tab-stops>
      </style:paragraph-properties>
    </style:style>
    <style:style style:name="P80" style:family="paragraph" style:parent-style-name="Contents_20_1">
      <style:paragraph-properties>
        <style:tab-stops>
          <style:tab-stop style:position="170mm" style:type="right" style:leader-style="dotted" style:leader-text="."/>
        </style:tab-stops>
      </style:paragraph-properties>
    </style:style>
    <style:style style:name="P81" style:family="paragraph" style:parent-style-name="Index_20_1">
      <style:paragraph-properties>
        <style:tab-stops>
          <style:tab-stop style:position="170mm" style:type="right" style:leader-style="dotted" style:leader-text="."/>
        </style:tab-stops>
      </style:paragraph-properties>
    </style:style>
    <style:style style:name="P82" style:family="paragraph" style:parent-style-name="Index_20_Separator">
      <style:paragraph-properties>
        <style:tab-stops/>
      </style:paragraph-properties>
    </style:style>
    <style:style style:name="P83" style:family="paragraph" style:parent-style-name="Standard" style:list-style-name="L8"/>
    <style:style style:name="P84" style:family="paragraph" style:parent-style-name="Standard" style:list-style-name="L8">
      <style:text-properties officeooo:paragraph-rsid="0038929b"/>
    </style:style>
    <style:style style:name="P85" style:family="paragraph" style:parent-style-name="Heading_20_2">
      <style:text-properties officeooo:rsid="0032c6b2" officeooo:paragraph-rsid="0032c6b2"/>
    </style:style>
    <style:style style:name="P86" style:family="paragraph" style:parent-style-name="Heading_20_1" style:list-style-name="">
      <style:paragraph-properties fo:text-align="justify" style:justify-single-word="false"/>
    </style:style>
    <style:style style:name="P87" style:family="paragraph" style:parent-style-name="Heading_20_1">
      <style:paragraph-properties fo:break-before="page"/>
    </style:style>
    <style:style style:name="P88" style:family="paragraph" style:parent-style-name="Text_20_body" style:list-style-name="L9"/>
    <style:style style:name="P89" style:family="paragraph" style:parent-style-name="Heading_20_3">
      <style:text-properties style:font-style-asian="normal" style:font-style-complex="normal"/>
    </style:style>
    <style:style style:name="P90" style:family="paragraph" style:parent-style-name="Heading_20_3">
      <style:text-properties officeooo:paragraph-rsid="002706f7"/>
    </style:style>
    <style:style style:name="P91" style:family="paragraph" style:parent-style-name="Heading_20_3">
      <style:paragraph-properties fo:break-before="page"/>
    </style:style>
    <style:style style:name="P92" style:family="paragraph" style:parent-style-name="Heading_20_4">
      <style:text-properties officeooo:rsid="003b244f" officeooo:paragraph-rsid="003b244f"/>
    </style:style>
    <style:style style:name="P93" style:family="paragraph" style:parent-style-name="Heading_20_4">
      <style:text-properties officeooo:rsid="003e8725" officeooo:paragraph-rsid="003e8725"/>
    </style:style>
    <style:style style:name="P94" style:family="paragraph" style:parent-style-name="Table_20_Contents">
      <style:paragraph-properties fo:text-align="justify" style:justify-single-word="false"/>
      <style:text-properties officeooo:rsid="008310a8" officeooo:paragraph-rsid="008310a8"/>
    </style:style>
    <style:style style:name="P95" style:family="paragraph" style:parent-style-name="Table_20_Contents">
      <style:text-properties officeooo:rsid="0083e2e4" officeooo:paragraph-rsid="0083e2e4"/>
    </style:style>
    <style:style style:name="P96" style:family="paragraph" style:parent-style-name="Table_20_Contents">
      <style:paragraph-properties fo:text-align="center" style:justify-single-word="false"/>
      <style:text-properties officeooo:rsid="0083e2e4" officeooo:paragraph-rsid="0083e2e4"/>
    </style:style>
    <style:style style:name="P97" style:family="paragraph" style:parent-style-name="Option" style:list-style-name="L9"/>
    <style:style style:name="P98" style:family="paragraph" style:parent-style-name="List_20_1">
      <style:text-properties officeooo:rsid="006f49b8" officeooo:paragraph-rsid="006f49b8"/>
    </style:style>
    <style:style style:name="P99" style:family="paragraph" style:parent-style-name="List_20_1">
      <style:text-properties officeooo:rsid="0068dddf" officeooo:paragraph-rsid="0068dddf"/>
    </style:style>
    <style:style style:name="P100" style:family="paragraph" style:parent-style-name="List_20_1" style:list-style-name="L7"/>
    <style:style style:name="P101" style:family="paragraph" style:parent-style-name="List_20_1">
      <style:text-properties officeooo:paragraph-rsid="004dfd2b"/>
    </style:style>
    <style:style style:name="P102" style:family="paragraph" style:parent-style-name="List_20_1">
      <style:text-properties officeooo:rsid="0038d579" officeooo:paragraph-rsid="0038d579"/>
    </style:style>
    <style:style style:name="P103" style:family="paragraph" style:parent-style-name="List_20_1">
      <style:text-properties officeooo:paragraph-rsid="0038d579"/>
    </style:style>
    <style:style style:name="P104" style:family="paragraph" style:parent-style-name="List_20_1">
      <style:text-properties officeooo:paragraph-rsid="0042e302"/>
    </style:style>
    <style:style style:name="P105" style:family="paragraph" style:parent-style-name="List_20_1">
      <style:text-properties officeooo:rsid="0042e302" officeooo:paragraph-rsid="0042e302"/>
    </style:style>
    <style:style style:name="P106" style:family="paragraph" style:parent-style-name="List_20_1">
      <style:text-properties officeooo:paragraph-rsid="004495ea"/>
    </style:style>
    <style:style style:name="P107" style:family="paragraph" style:parent-style-name="List_20_1">
      <style:text-properties officeooo:paragraph-rsid="0013ea2a"/>
    </style:style>
    <style:style style:name="P108" style:family="paragraph" style:parent-style-name="List_20_1">
      <style:text-properties officeooo:rsid="008310a8" officeooo:paragraph-rsid="008310a8"/>
    </style:style>
    <style:style style:name="P109" style:family="paragraph" style:parent-style-name="List_20_1_20_Cont." style:list-style-name="L4"/>
    <style:style style:name="P110" style:family="paragraph" style:parent-style-name="List_20_1_20_Cont.">
      <style:paragraph-properties fo:margin-left="12.51mm" fo:margin-right="0mm" fo:text-indent="-4mm" style:auto-text-indent="false"/>
    </style:style>
    <style:style style:name="P111" style:family="paragraph" style:parent-style-name="Reference">
      <style:text-properties officeooo:rsid="0083e2e4" officeooo:paragraph-rsid="0083e2e4"/>
    </style:style>
    <style:style style:name="P112" style:family="paragraph" style:parent-style-name="List_20_1_20_End" style:list-style-name="L3"/>
    <style:style style:name="P113" style:family="paragraph" style:parent-style-name="List_20_1_20_End" style:list-style-name="L6">
      <style:text-properties officeooo:paragraph-rsid="00272990"/>
    </style:style>
    <style:style style:name="P114" style:family="paragraph" style:parent-style-name="List_20_1_20_End">
      <style:text-properties officeooo:rsid="0038d579" officeooo:paragraph-rsid="0038d579"/>
    </style:style>
    <style:style style:name="P115" style:family="paragraph" style:parent-style-name="List_20_1_20_End">
      <style:text-properties officeooo:paragraph-rsid="0013ea2a"/>
    </style:style>
    <style:style style:name="P116" style:family="paragraph" style:parent-style-name="List_20_1_20_End">
      <style:text-properties officeooo:rsid="0013ea2a" officeooo:paragraph-rsid="0013ea2a"/>
    </style:style>
    <style:style style:name="P117" style:family="paragraph" style:parent-style-name="List_20_1_20_End" style:list-style-name="L10"/>
    <style:style style:name="P118" style:family="paragraph" style:parent-style-name="List_20_1_20_End" style:list-style-name="L11"/>
    <style:style style:name="P119" style:family="paragraph" style:parent-style-name="List_20_1_20_End">
      <style:paragraph-properties fo:margin-left="12.51mm" fo:margin-right="0mm" fo:text-indent="-4mm" style:auto-text-indent="false"/>
    </style:style>
    <style:style style:name="P120" style:family="paragraph" style:parent-style-name="Footnote">
      <style:text-properties officeooo:rsid="0083e2e4" officeooo:paragraph-rsid="0083e2e4"/>
    </style:style>
    <style:style style:name="P121" style:family="paragraph" style:parent-style-name="List_20_1_20_Start" style:list-style-name="L1"/>
    <style:style style:name="P122" style:family="paragraph" style:parent-style-name="List_20_1_20_Start" style:list-style-name="L2"/>
    <style:style style:name="P123" style:family="paragraph" style:parent-style-name="List_20_1_20_Start" style:list-style-name="L4"/>
    <style:style style:name="P124" style:family="paragraph" style:parent-style-name="List_20_1_20_Start" style:list-style-name="L5">
      <style:text-properties officeooo:paragraph-rsid="006f49b8"/>
    </style:style>
    <style:style style:name="P125" style:family="paragraph" style:parent-style-name="List_20_1_20_Start" style:list-style-name="L6"/>
    <style:style style:name="P126" style:family="paragraph" style:parent-style-name="List_20_1_20_Start" style:list-style-name="L7"/>
    <style:style style:name="P127" style:family="paragraph" style:parent-style-name="List_20_1_20_Start">
      <style:text-properties officeooo:paragraph-rsid="0013ea2a"/>
    </style:style>
    <style:style style:name="P128" style:family="paragraph" style:parent-style-name="List_20_1_20_Start">
      <style:text-properties officeooo:rsid="0013ea2a" officeooo:paragraph-rsid="0014b6e1"/>
    </style:style>
    <style:style style:name="P129" style:family="paragraph" style:parent-style-name="List_20_1_20_Start" style:list-style-name="L10"/>
    <style:style style:name="P130" style:family="paragraph" style:parent-style-name="List_20_1_20_Start" style:list-style-name="L11"/>
    <style:style style:name="P131" style:family="paragraph" style:parent-style-name="List_20_1_20_Start">
      <style:paragraph-properties fo:margin-left="12.51mm" fo:margin-right="0mm" fo:text-indent="-4.06mm" style:auto-text-indent="false"/>
    </style:style>
    <style:style style:name="P132" style:family="paragraph" style:parent-style-name="Question">
      <style:text-properties officeooo:rsid="0037af8d" officeooo:paragraph-rsid="0037af8d"/>
    </style:style>
    <style:style style:name="P133" style:family="paragraph" style:parent-style-name="Source_20_code">
      <style:text-properties officeooo:paragraph-rsid="0083e2e4"/>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text-properties officeooo:rsid="00813323"/>
    </style:style>
    <style:style style:name="T76" style:family="text">
      <style:text-properties officeooo:rsid="008310a8"/>
    </style:style>
    <style:style style:name="T77" style:family="text">
      <style:text-properties officeooo:rsid="0083e2e4"/>
    </style:style>
    <style:style style:name="T78"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80"><text:a xlink:type="simple" xlink:href="#__RefHeading__31345316" text:style-name="Index_20_Link" text:visited-style-name="Index_20_Link">Overview<text:tab/>5</text:a></text:p>
          <text:p text:style-name="P74"><text:a xlink:type="simple" xlink:href="#__RefHeading__16232_1510295094" text:style-name="Index_20_Link" text:visited-style-name="Index_20_Link">Features<text:tab/>5</text:a></text:p>
          <text:p text:style-name="P74"><text:a xlink:type="simple" xlink:href="#__RefHeading__16234_1510295094" text:style-name="Index_20_Link" text:visited-style-name="Index_20_Link">Requirements<text:tab/>5</text:a></text:p>
          <text:p text:style-name="P74"><text:a xlink:type="simple" xlink:href="#__RefHeading__16236_1510295094" text:style-name="Index_20_Link" text:visited-style-name="Index_20_Link">Supported entry types<text:tab/>6</text:a></text:p>
          <text:p text:style-name="P80"><text:a xlink:type="simple" xlink:href="#__RefHeading__16238_1510295094" text:style-name="Index_20_Link" text:visited-style-name="Index_20_Link">Installation<text:tab/>7</text:a></text:p>
          <text:p text:style-name="P74"><text:a xlink:type="simple" xlink:href="#__RefHeading__16240_1510295094" text:style-name="Index_20_Link" text:visited-style-name="Index_20_Link">Packages<text:tab/>7</text:a></text:p>
          <text:p text:style-name="P74"><text:a xlink:type="simple" xlink:href="#__RefHeading__31496503" text:style-name="Index_20_Link" text:visited-style-name="Index_20_Link">Network connection key files<text:tab/>7</text:a></text:p>
          <text:p text:style-name="P80"><text:a xlink:type="simple" xlink:href="#__RefHeading__16242_1510295094" text:style-name="Index_20_Link" text:visited-style-name="Index_20_Link">Usage<text:tab/>8</text:a></text:p>
          <text:p text:style-name="P74"><text:a xlink:type="simple" xlink:href="#__RefHeading__16244_1510295094" text:style-name="Index_20_Link" text:visited-style-name="Index_20_Link">Creating archives<text:tab/>9</text:a></text:p>
          <text:p text:style-name="P76"><text:a xlink:type="simple" xlink:href="#__RefHeading__16246_1510295094" text:style-name="Index_20_Link" text:visited-style-name="Index_20_Link">File archives<text:tab/>9</text:a></text:p>
          <text:p text:style-name="P76"><text:a xlink:type="simple" xlink:href="#__RefHeading__16248_1510295094" text:style-name="Index_20_Link" text:visited-style-name="Index_20_Link">Image archives<text:tab/>10</text:a></text:p>
          <text:p text:style-name="P74"><text:a xlink:type="simple" xlink:href="#__RefHeading__16250_1510295094" text:style-name="Index_20_Link" text:visited-style-name="Index_20_Link">List archives and directory content<text:tab/>10</text:a></text:p>
          <text:p text:style-name="P74"><text:a xlink:type="simple" xlink:href="#__RefHeading__16252_1510295094" text:style-name="Index_20_Link" text:visited-style-name="Index_20_Link">Test archives<text:tab/>11</text:a></text:p>
          <text:p text:style-name="P74"><text:a xlink:type="simple" xlink:href="#__RefHeading__16254_1510295094" text:style-name="Index_20_Link" text:visited-style-name="Index_20_Link">Compare archives<text:tab/>11</text:a></text:p>
          <text:p text:style-name="P74"><text:a xlink:type="simple" xlink:href="#__RefHeading__16256_1510295094" text:style-name="Index_20_Link" text:visited-style-name="Index_20_Link">Extract archives<text:tab/>12</text:a></text:p>
          <text:p text:style-name="P74"><text:a xlink:type="simple" xlink:href="#__RefHeading__12718_1965121651" text:style-name="Index_20_Link" text:visited-style-name="Index_20_Link">Convert archives<text:tab/>12</text:a></text:p>
          <text:p text:style-name="P74"><text:a xlink:type="simple" xlink:href="#__RefHeading__16258_1510295094" text:style-name="Index_20_Link" text:visited-style-name="Index_20_Link">Incremental/Differential archives<text:tab/>12</text:a></text:p>
          <text:p text:style-name="P74"><text:a xlink:type="simple" xlink:href="#__RefHeading__16260_1510295094" text:style-name="Index_20_Link" text:visited-style-name="Index_20_Link">Compress archives<text:tab/>14</text:a></text:p>
          <text:p text:style-name="P74"><text:a xlink:type="simple" xlink:href="#__RefHeading__16262_1510295094" text:style-name="Index_20_Link" text:visited-style-name="Index_20_Link">Encrypt archives<text:tab/>15</text:a></text:p>
          <text:p text:style-name="P76"><text:a xlink:type="simple" xlink:href="#__RefHeading__16264_1510295094" text:style-name="Index_20_Link" text:visited-style-name="Index_20_Link">Asymmetric encryption<text:tab/>15</text:a></text:p>
          <text:p text:style-name="P74"><text:a xlink:type="simple" xlink:href="#__RefHeading__29676110" text:style-name="Index_20_Link" text:visited-style-name="Index_20_Link">Split archives<text:tab/>16</text:a></text:p>
          <text:p text:style-name="P74"><text:a xlink:type="simple" xlink:href="#__RefHeading__16266_1510295094" text:style-name="Index_20_Link" text:visited-style-name="Index_20_Link">Store archives<text:tab/>17</text:a></text:p>
          <text:p text:style-name="P76"><text:a xlink:type="simple" xlink:href="#__RefHeading__31224310" text:style-name="Index_20_Link" text:visited-style-name="Index_20_Link">File system<text:tab/>17</text:a></text:p>
          <text:p text:style-name="P76"><text:a xlink:type="simple" xlink:href="#__RefHeading__33452803" text:style-name="Index_20_Link" text:visited-style-name="Index_20_Link">Remote server (FTP/SCP/SFTP/WebDAV)<text:tab/>17</text:a></text:p>
          <text:p text:style-name="P76"><text:a xlink:type="simple" xlink:href="#__RefHeading__16268_1510295094" text:style-name="Index_20_Link" text:visited-style-name="Index_20_Link">CD/DVD/BD<text:tab/>18</text:a></text:p>
          <text:p text:style-name="P76"><text:a xlink:type="simple" xlink:href="#__RefHeading__33455003" text:style-name="Index_20_Link" text:visited-style-name="Index_20_Link">Device<text:tab/>19</text:a></text:p>
          <text:p text:style-name="P80"><text:a xlink:type="simple" xlink:href="#__RefHeading__29694130" text:style-name="Index_20_Link" text:visited-style-name="Index_20_Link">Server<text:tab/>19</text:a></text:p>
          <text:p text:style-name="P74"><text:a xlink:type="simple" xlink:href="#__RefHeading__16270_1510295094" text:style-name="Index_20_Link" text:visited-style-name="Index_20_Link">Daemon<text:tab/>19</text:a></text:p>
          <text:p text:style-name="P76"><text:a xlink:type="simple" xlink:href="#__RefHeading__7119_1531997487" text:style-name="Index_20_Link" text:visited-style-name="Index_20_Link">Ports<text:tab/>20</text:a></text:p>
          <text:p text:style-name="P76"><text:a xlink:type="simple" xlink:href="#__RefHeading__6783_1531997487" text:style-name="Index_20_Link" text:visited-style-name="Index_20_Link">Firewall<text:tab/>20</text:a></text:p>
          <text:p text:style-name="P74"><text:a xlink:type="simple" xlink:href="#__RefHeading__16272_1510295094" text:style-name="Index_20_Link" text:visited-style-name="Index_20_Link">Database<text:tab/>20</text:a></text:p>
          <text:p text:style-name="P76"><text:a xlink:type="simple" xlink:href="#__RefHeading__8614_961238848" text:style-name="Index_20_Link" text:visited-style-name="Index_20_Link">bar-sqlite3<text:tab/>21</text:a></text:p>
          <text:p text:style-name="P74"><text:a xlink:type="simple" xlink:href="#__RefHeading__30626103" text:style-name="Index_20_Link" text:visited-style-name="Index_20_Link">Graphical front end<text:tab/>22</text:a></text:p>
          <text:p text:style-name="P76"><text:a xlink:type="simple" xlink:href="#__RefHeading__16274_1510295094" text:style-name="Index_20_Link" text:visited-style-name="Index_20_Link">Status tab<text:tab/>23</text:a></text:p>
          <text:p text:style-name="P76"><text:a xlink:type="simple" xlink:href="#__RefHeading__16276_1510295094" text:style-name="Index_20_Link" text:visited-style-name="Index_20_Link">Jobs tab<text:tab/>23</text:a></text:p>
          <text:p text:style-name="P77"><text:a xlink:type="simple" xlink:href="#__RefHeading__16278_1510295094" text:style-name="Index_20_Link" text:visited-style-name="Index_20_Link">Entries<text:tab/>24</text:a></text:p>
          <text:p text:style-name="P77"><text:a xlink:type="simple" xlink:href="#__RefHeading__16280_1510295094" text:style-name="Index_20_Link" text:visited-style-name="Index_20_Link">Images<text:tab/>24</text:a></text:p>
          <text:p text:style-name="P77"><text:a xlink:type="simple" xlink:href="#__RefHeading__16282_1510295094" text:style-name="Index_20_Link" text:visited-style-name="Index_20_Link">Filters &amp; Mounts<text:tab/>25</text:a></text:p>
          <text:p text:style-name="P77"><text:a xlink:type="simple" xlink:href="#__RefHeading__30546110" text:style-name="Index_20_Link" text:visited-style-name="Index_20_Link">Storage<text:tab/>26</text:a></text:p>
          <text:p text:style-name="P77"><text:a xlink:type="simple" xlink:href="#__RefHeading__14185_608817561" text:style-name="Index_20_Link" text:visited-style-name="Index_20_Link">Scripts<text:tab/>28</text:a></text:p>
          <text:p text:style-name="P77"><text:a xlink:type="simple" xlink:href="#__RefHeading__16284_1510295094" text:style-name="Index_20_Link" text:visited-style-name="Index_20_Link">Schedule<text:tab/>28</text:a></text:p>
          <text:p text:style-name="P76"><text:a xlink:type="simple" xlink:href="#__RefHeading__16286_1510295094" text:style-name="Index_20_Link" text:visited-style-name="Index_20_Link">Restore tab<text:tab/>29</text:a></text:p>
          <text:p text:style-name="P76"><text:a xlink:type="simple" xlink:href="#__RefHeading__12251_695893263" text:style-name="Index_20_Link" text:visited-style-name="Index_20_Link">Server settings<text:tab/>32</text:a></text:p>
          <text:p text:style-name="P77"><text:a xlink:type="simple" xlink:href="#__RefHeading__12253_695893263" text:style-name="Index_20_Link" text:visited-style-name="Index_20_Link">General<text:tab/>32</text:a></text:p>
          <text:p text:style-name="P77"><text:a xlink:type="simple" xlink:href="#__RefHeading__12255_695893263" text:style-name="Index_20_Link" text:visited-style-name="Index_20_Link">Servers<text:tab/>32</text:a></text:p>
          <text:p text:style-name="P77"><text:a xlink:type="simple" xlink:href="#__RefHeading__12257_695893263" text:style-name="Index_20_Link" text:visited-style-name="Index_20_Link">Commands<text:tab/>33</text:a></text:p>
          <text:p text:style-name="P77"><text:a xlink:type="simple" xlink:href="#__RefHeading__12259_695893263" text:style-name="Index_20_Link" text:visited-style-name="Index_20_Link">Verbosity &amp; Log<text:tab/>34</text:a></text:p>
          <text:p text:style-name="P80"><text:a xlink:type="simple" xlink:href="#__RefHeading__16288_1510295094" text:style-name="Index_20_Link" text:visited-style-name="Index_20_Link">Use cases<text:tab/>35</text:a></text:p>
          <text:p text:style-name="P74"><text:a xlink:type="simple" xlink:href="#__RefHeading__15954_1674148630" text:style-name="Index_20_Link" text:visited-style-name="Index_20_Link">a) Normal backup<text:tab/>35</text:a></text:p>
          <text:p text:style-name="P74"><text:soft-page-break/><text:a xlink:type="simple" xlink:href="#__RefHeading__15956_1674148630" text:style-name="Index_20_Link" text:visited-style-name="Index_20_Link">b) Full daily backup with time schedule<text:tab/>35</text:a></text:p>
          <text:p text:style-name="P74"><text:a xlink:type="simple" xlink:href="#__RefHeading__15958_1674148630" text:style-name="Index_20_Link" text:visited-style-name="Index_20_Link">c) Full weekly backup with time schedule and daily incremental backup<text:tab/>35</text:a></text:p>
          <text:p text:style-name="P74"><text:a xlink:type="simple" xlink:href="#__RefHeading__15960_1674148630" text:style-name="Index_20_Link" text:visited-style-name="Index_20_Link">d) Full weekly backup with daily incremental and continuous backup<text:tab/>36</text:a></text:p>
          <text:p text:style-name="P74"><text:a xlink:type="simple" xlink:href="#__RefHeading__15962_1674148630" text:style-name="Index_20_Link" text:visited-style-name="Index_20_Link">e) Restore single file or directory<text:tab/>36</text:a></text:p>
          <text:p text:style-name="P74"><text:a xlink:type="simple" xlink:href="#__RefHeading__15964_1674148630" text:style-name="Index_20_Link" text:visited-style-name="Index_20_Link">f) Restore full backup<text:tab/>36</text:a></text:p>
          <text:p text:style-name="P80"><text:a xlink:type="simple" xlink:href="#__RefHeading__15744_1674148630" text:style-name="Index_20_Link" text:visited-style-name="Index_20_Link">Appendix<text:tab/>37</text:a></text:p>
          <text:p text:style-name="P74"><text:a xlink:type="simple" xlink:href="#__RefHeading__8616_961238848" text:style-name="Index_20_Link" text:visited-style-name="Index_20_Link">Tools<text:tab/>37</text:a></text:p>
          <text:p text:style-name="P74"><text:a xlink:type="simple" xlink:href="#__RefHeading__30604910" text:style-name="Index_20_Link" text:visited-style-name="Index_20_Link">Archive file name macros<text:tab/>37</text:a></text:p>
          <text:p text:style-name="P74"><text:a xlink:type="simple" xlink:href="#__RefHeading__27593402" text:style-name="Index_20_Link" text:visited-style-name="Index_20_Link">BAR command line options summary<text:tab/>39</text:a></text:p>
          <text:p text:style-name="P76"><text:a xlink:type="simple" xlink:href="#__RefHeading__16290_1510295094" text:style-name="Index_20_Link" text:visited-style-name="Index_20_Link">Basic commands<text:tab/>39</text:a></text:p>
          <text:p text:style-name="P76"><text:a xlink:type="simple" xlink:href="#__RefHeading__16292_1510295094" text:style-name="Index_20_Link" text:visited-style-name="Index_20_Link">Include/Exclude files<text:tab/>40</text:a></text:p>
          <text:p text:style-name="P76"><text:a xlink:type="simple" xlink:href="#__RefHeading__16294_1510295094" text:style-name="Index_20_Link" text:visited-style-name="Index_20_Link">Incremental/Differential archives<text:tab/>41</text:a></text:p>
          <text:p text:style-name="P76"><text:a xlink:type="simple" xlink:href="#__RefHeading__16296_1510295094" text:style-name="Index_20_Link" text:visited-style-name="Index_20_Link">Compression<text:tab/>41</text:a></text:p>
          <text:p text:style-name="P76"><text:a xlink:type="simple" xlink:href="#__RefHeading__16298_1510295094" text:style-name="Index_20_Link" text:visited-style-name="Index_20_Link">Encryption<text:tab/>45</text:a></text:p>
          <text:p text:style-name="P76"><text:a xlink:type="simple" xlink:href="#__RefHeading__29665410" text:style-name="Index_20_Link" text:visited-style-name="Index_20_Link">Splitting<text:tab/>46</text:a></text:p>
          <text:p text:style-name="P76"><text:a xlink:type="simple" xlink:href="#__RefHeading__31202610" text:style-name="Index_20_Link" text:visited-style-name="Index_20_Link">Storage<text:tab/>46</text:a></text:p>
          <text:p text:style-name="P77"><text:a xlink:type="simple" xlink:href="#__RefHeading__16300_1510295094" text:style-name="Index_20_Link" text:visited-style-name="Index_20_Link">File<text:tab/>46</text:a></text:p>
          <text:p text:style-name="P77"><text:a xlink:type="simple" xlink:href="#__RefHeading__33495803" text:style-name="Index_20_Link" text:visited-style-name="Index_20_Link">FTP<text:tab/>47</text:a></text:p>
          <text:p text:style-name="P77"><text:a xlink:type="simple" xlink:href="#__RefHeading__33496803" text:style-name="Index_20_Link" text:visited-style-name="Index_20_Link">SSH<text:tab/>47</text:a></text:p>
          <text:p text:style-name="P77"><text:a xlink:type="simple" xlink:href="#__RefHeading__16302_1510295094" text:style-name="Index_20_Link" text:visited-style-name="Index_20_Link">SCP<text:tab/>48</text:a></text:p>
          <text:p text:style-name="P77"><text:a xlink:type="simple" xlink:href="#__RefHeading__16304_1510295094" text:style-name="Index_20_Link" text:visited-style-name="Index_20_Link">SFTP<text:tab/>48</text:a></text:p>
          <text:p text:style-name="P77"><text:a xlink:type="simple" xlink:href="#__RefHeading__7767_909302912" text:style-name="Index_20_Link" text:visited-style-name="Index_20_Link">WebDAV<text:tab/>48</text:a></text:p>
          <text:p text:style-name="P77"><text:a xlink:type="simple" xlink:href="#__RefHeading__16306_1510295094" text:style-name="Index_20_Link" text:visited-style-name="Index_20_Link">CD/DVD/BD<text:tab/>49</text:a></text:p>
          <text:p text:style-name="P77"><text:a xlink:type="simple" xlink:href="#__RefHeading__33501503" text:style-name="Index_20_Link" text:visited-style-name="Index_20_Link">Device<text:tab/>51</text:a></text:p>
          <text:p text:style-name="P76"><text:a xlink:type="simple" xlink:href="#__RefHeading__16308_1510295094" text:style-name="Index_20_Link" text:visited-style-name="Index_20_Link">Restore<text:tab/>52</text:a></text:p>
          <text:p text:style-name="P76"><text:a xlink:type="simple" xlink:href="#__RefHeading__16310_1510295094" text:style-name="Index_20_Link" text:visited-style-name="Index_20_Link">Server<text:tab/>52</text:a></text:p>
          <text:p text:style-name="P76"><text:a xlink:type="simple" xlink:href="#__RefHeading__13949_1679799926" text:style-name="Index_20_Link" text:visited-style-name="Index_20_Link">Index database<text:tab/>54</text:a></text:p>
          <text:p text:style-name="P76"><text:a xlink:type="simple" xlink:href="#__RefHeading__10437_873480820" text:style-name="Index_20_Link" text:visited-style-name="Index_20_Link">Continuous database<text:tab/>55</text:a></text:p>
          <text:p text:style-name="P76"><text:a xlink:type="simple" xlink:href="#__RefHeading__13951_1679799926" text:style-name="Index_20_Link" text:visited-style-name="Index_20_Link">Logging<text:tab/>55</text:a></text:p>
          <text:p text:style-name="P76"><text:a xlink:type="simple" xlink:href="#__RefHeading__16312_1510295094" text:style-name="Index_20_Link" text:visited-style-name="Index_20_Link">Miscellaneous<text:tab/>56</text:a></text:p>
          <text:p text:style-name="P74"><text:a xlink:type="simple" xlink:href="#__RefHeading__16314_1510295094" text:style-name="Index_20_Link" text:visited-style-name="Index_20_Link">BAR configuration and job files<text:tab/>59</text:a></text:p>
          <text:p text:style-name="P76"><text:a xlink:type="simple" xlink:href="#__RefHeading__16316_1510295094" text:style-name="Index_20_Link" text:visited-style-name="Index_20_Link">Additional configuration entries<text:tab/>59</text:a></text:p>
          <text:p text:style-name="P76"><text:a xlink:type="simple" xlink:href="#__RefHeading__16318_1510295094" text:style-name="Index_20_Link" text:visited-style-name="Index_20_Link">Block configuration entries<text:tab/>60</text:a></text:p>
          <text:p text:style-name="P77"><text:a xlink:type="simple" xlink:href="#__RefHeading__14674_1674148630" text:style-name="Index_20_Link" text:visited-style-name="Index_20_Link">File server<text:tab/>61</text:a></text:p>
          <text:p text:style-name="P77"><text:a xlink:type="simple" xlink:href="#__RefHeading__16320_1510295094" text:style-name="Index_20_Link" text:visited-style-name="Index_20_Link">FTP server<text:tab/>61</text:a></text:p>
          <text:p text:style-name="P77"><text:a xlink:type="simple" xlink:href="#__RefHeading__16322_1510295094" text:style-name="Index_20_Link" text:visited-style-name="Index_20_Link">SSH/SCP/SFTP server<text:tab/>61</text:a></text:p>
          <text:p text:style-name="P77"><text:a xlink:type="simple" xlink:href="#__RefHeading__9029_1272517093" text:style-name="Index_20_Link" text:visited-style-name="Index_20_Link">WebDAV server<text:tab/>61</text:a></text:p>
          <text:p text:style-name="P77"><text:a xlink:type="simple" xlink:href="#__RefHeading__9031_1272517093" text:style-name="Index_20_Link" text:visited-style-name="Index_20_Link">Device<text:tab/>62</text:a></text:p>
          <text:p text:style-name="P77"><text:a xlink:type="simple" xlink:href="#__RefHeading__9033_1272517093" text:style-name="Index_20_Link" text:visited-style-name="Index_20_Link">Schedule<text:tab/>62</text:a></text:p>
          <text:p text:style-name="P76"><text:a xlink:type="simple" xlink:href="#__RefHeading__16326_1510295094" text:style-name="Index_20_Link" text:visited-style-name="Index_20_Link">Example configuration file<text:tab/>63</text:a></text:p>
          <text:p text:style-name="P74"><text:a xlink:type="simple" xlink:href="#__RefHeading__32474025" text:style-name="Index_20_Link" text:visited-style-name="Index_20_Link">BARControl command line options summary<text:tab/>64</text:a></text:p>
          <text:p text:style-name="P74"><text:a xlink:type="simple" xlink:href="#__RefHeading__16328_1510295094" text:style-name="Index_20_Link" text:visited-style-name="Index_20_Link">BARControl configuration file<text:tab/>66</text:a></text:p>
          <text:p text:style-name="P74"><text:a xlink:type="simple" xlink:href="#__RefHeading__16330_1510295094" text:style-name="Index_20_Link" text:visited-style-name="Index_20_Link">Exit codes<text:tab/>66</text:a></text:p>
          <text:p text:style-name="P74"><text:a xlink:type="simple" xlink:href="#__RefHeading__29596110" text:style-name="Index_20_Link" text:visited-style-name="Index_20_Link">Archive file format<text:tab/>67</text:a></text:p>
          <text:p text:style-name="P74"><text:a xlink:type="simple" xlink:href="#__RefHeading__35624716" text:style-name="Index_20_Link" text:visited-style-name="Index_20_Link">Compilation<text:tab/>67</text:a></text:p>
          <text:p text:style-name="P74"><text:a xlink:type="simple" xlink:href="#__RefHeading__16332_1510295094" text:style-name="Index_20_Link" text:visited-style-name="Index_20_Link">Development<text:tab/>71</text:a></text:p>
          <text:p text:style-name="P80"><text:a xlink:type="simple" xlink:href="#__RefHeading__31406103" text:style-name="Index_20_Link" text:visited-style-name="Index_20_Link">Frequently asked questions<text:tab/>71</text:a></text:p>
          <text:p text:style-name="P80"><text:a xlink:type="simple" xlink:href="#__RefHeading__16334_1510295094" text:style-name="Index_20_Link" text:visited-style-name="Index_20_Link">Contact and bug reports<text:tab/>77</text:a></text:p>
          <text:p text:style-name="P80"><text:a xlink:type="simple" xlink:href="#__RefHeading__16336_1510295094" text:style-name="Index_20_Link" text:visited-style-name="Index_20_Link">License<text:tab/>78</text:a></text:p>
          <text:p text:style-name="P80"><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9">Figure 1: Graphical front end main window (status tab)<text:tab/>22</text:p>
          <text:p text:style-name="P79">Figure 2: Entries<text:tab/>24</text:p>
          <text:p text:style-name="P79">Figure 3: Images<text:tab/>25</text:p>
          <text:p text:style-name="P79">Figure 4: Filters and mounts<text:tab/>26</text:p>
          <text:p text:style-name="P79">Figure 5: Storage<text:tab/>26</text:p>
          <text:p text:style-name="P79">Figure 6: Archive name editor<text:tab/>27</text:p>
          <text:p text:style-name="P79">Figure 7: Scripts<text:tab/>28</text:p>
          <text:p text:style-name="P79">Figure 8: Scheduler<text:tab/>29</text:p>
          <text:p text:style-name="P79">Figure 9: Restoring files<text:tab/>30</text:p>
          <text:p text:style-name="P79">Figure 10: Restore dialog<text:tab/>31</text:p>
          <text:p text:style-name="P79">Figure 11: Server general settings<text:tab/>32</text:p>
          <text:p text:style-name="P79">Figure 12: Servers settings<text:tab/>33</text:p>
          <text:p text:style-name="P79">Figure 13: Server command settings<text:tab/>34</text:p>
          <text:p text:style-name="P79">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8">Table 1: Supported entries<text:tab/>7</text:p>
          <text:p text:style-name="P78">Table 2: Certificates and key files<text:tab/>8</text:p>
          <text:p text:style-name="P78">Table 3: Archive part and medium sizes<text:tab/>19</text:p>
          <text:p text:style-name="P78">Table 4: Server ports<text:tab/>20</text:p>
          <text:p text:style-name="P78">Table 5: Archive file name macros<text:tab/>38</text:p>
          <text:p text:style-name="P78">Table 6: Pattern types<text:tab/>40</text:p>
          <text:p text:style-name="P78">Table 7: Compression algorithms<text:tab/>44</text:p>
          <text:p text:style-name="P78">Table 8: Encryption algorithms<text:tab/>45</text:p>
          <text:p text:style-name="P78">Table 9: Log information types<text:tab/>55</text:p>
          <text:p text:style-name="P78">Table 10: Verbosity levels<text:tab/>58</text:p>
          <text:p text:style-name="P78">Table 11: BAR exit codes<text:tab/>66</text:p>
          <text:p text:style-name="P78">Table 12: Compilation packages<text:tab/>69</text:p>
          <text:p text:style-name="P78">Table 13: Tests<text:tab/>70</text:p>
        </text:index-body>
      </text:table-index>
      <text:p text:style-name="Text_20_body"/>
      <text:h text:style-name="P86" text:outline-level="1"/>
      <text:h text:style-name="P87"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037654257259123754" text:style-name="L1">
        <text:list-item>
          <text:p text:style-name="P121">create, list, test, compare and extract archives of files and disk images,</text:p>
        </text:list-item>
      </text:list>
      <text:list xml:id="list168916924684971550"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77">Zst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029173645822799825" text:style-name="L2">
        <text:list-item>
          <text:p text:style-name="P122">glibc 2.3.2 or higher</text:p>
        </text:list-item>
      </text:list>
      <text:list xml:id="list212326713192140" text:continue-list="list168916924684971550" text:style-name="List_20_1">
        <text:list-item>
          <text:p text:style-name="List_20_1"><text:span text:style-name="Name">BAR</text:span> binary</text:p>
        </text:list-item>
      </text:list>
      <text:list xml:id="list3325863774339967251" text:style-name="L3">
        <text:list-item>
          <text:p text:style-name="P11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6427947125793203972" text:style-name="L4">
        <text:list-item>
          <text:p text:style-name="P123">cdrecord [<text:reference-ref text:reference-format="text" text:ref-name="cdrtools">cdrtools</text:reference-ref>]</text:p>
        </text:list-item>
      </text:list>
      <text:list xml:id="list212326471766529" text:continue-list="list212326713192140" text:style-name="List_20_1">
        <text:list-item>
          <text:p text:style-name="List_20_1">growisofs [<text:reference-ref text:reference-format="text" text:ref-name="growisofs">growisofs</text:reference-ref>]</text:p>
        </text:list-item>
      </text:list>
      <text:list xml:id="list212327338407844" text:continue-list="list6427947125793203972" text:style-name="L4">
        <text:list-item>
          <text:p text:style-name="P109">mkisofs, <text:span text:style-name="T61">dvd+rw-format</text:span> [<text:reference-ref text:reference-format="text" text:ref-name="dvd+rw-tools">dvd+rw-tools</text:reference-ref>]</text:p>
        </text:list-item>
      </text:list>
      <text:list xml:id="list212326801523973" text:continue-list="list212326471766529"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5070939087075954612" text:style-name="L5">
        <text:list-item>
          <text:p text:style-name="P124">C/<text:span text:style-name="T65">C++</text:span> development environment with gcc, <text:span text:style-name="T64">g++</text:span></text:p>
        </text:list-item>
      </text:list>
      <text:list xml:id="list212325647085579" text:continue-list="list212326801523973" text:style-name="List_20_1">
        <text:list-item>
          <text:p text:style-name="List_20_1">GNU make</text:p>
        </text:list-item>
        <text:list-item>
          <text:p text:style-name="List_20_1">m4</text:p>
        </text:list-item>
        <text:list-item>
          <text:p text:style-name="P98">xgettext</text:p>
        </text:list-item>
        <text:list-item>
          <text:p text:style-name="List_20_1">perl</text:p>
        </text:list-item>
        <text:list-item>
          <text:p text:style-name="P9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212327430824952"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08"><text:span text:style-name="T77">Z</text:span>std library [<text:reference-ref text:reference-format="text" text:ref-name="Zstd">Zst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8</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1">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2486562520983674078" text:style-name="L6">
        <text:list-item>
          <text:p text:style-name="P125"><text:bookmark-start text:name="__DdeLink__11097_1674148630"/>&lt;name&gt; stay for a parameter, e. g. a name or some text,</text:p>
        </text:list-item>
      </text:list>
      <text:list xml:id="list212327252040078" text:continue-list="list212327430824952"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12326942349052" text:continue-list="list2486562520983674078" text:style-name="L6">
        <text:list-item>
          <text:p text:style-name="P113">&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212326720995674" text:continue-list="list21232725204007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5401606578070772885" text:style-name="L7">
        <text:list-item>
          <text:p text:style-name="P126">ext2</text:p>
        </text:list-item>
      </text:list>
      <text:list xml:id="list212326073595135" text:continue-list="list21232672099567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12327278712142" text:continue-list="list5401606578070772885" text:style-name="L7">
        <text:list-item>
          <text:p text:style-name="P100">ext4</text:p>
        </text:list-item>
      </text:list>
      <text:p text:style-name="Text_20_body_20_Start">Experimental, but no longer supported files systems are:</text:p>
      <text:list xml:id="list212326162115308" text:continue-numbering="true" text:style-name="L7">
        <text:list-item>
          <text:p text:style-name="P100">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212326021181178" text:continue-list="list212326073595135" text:style-name="List_20_1">
        <text:list-item>
          <text:p text:style-name="List_20_1_20_Start">crypt algorithm</text:p>
        </text:list-item>
        <text:list-item>
          <text:p text:style-name="List_20_1">crypt password</text:p>
        </text:list-item>
        <text:list-item>
          <text:p text:style-name="List_20_1_20_End">byte compression algorithm</text:p>
        </text:list-item>
      </text:list>
      <text:p text:style-name="P25">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Note">Note: if an archive is encrypted the encryption password and key is required to change some setting.</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12326186989350"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60">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5">. The full name is derived from the created archive file by the following pattern:</text:span></text:p>
      <text:p text:style-name="P29">&lt;path&gt;/&lt;archive name&gt;&lt;date&gt;&lt;number&gt;.bar</text:p>
      <text:p text:style-name="Text_20_body_20_Start">will create an incremental data file with the name</text:p>
      <text:p text:style-name="P30">&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2">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9">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soft-page-break/><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1232643582830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5">The pass phrase is read from the console if required</text:span><text:span text:style-name="T75"><text:note text:id="ftn2" text:note-class="footnote"><text:note-citation>2</text:note-citation><text:note-body><text:p text:style-name="P48">If the environment variable SSH_ASKPASS is set to an execute this executed is called to enter the password.</text:p></text:note-body></text:note></text:span><text:span text:style-name="T7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6</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ext:soft-page-break/>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text:soft-page-break/>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5153080"/><text:alphabetical-index-mark-start text:id="IMark75330888"/>URI<text:alphabetical-index-mark-end text:id="IMark75330888"/><text:alphabetical-index-mark-end text:id="IMark7515308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text:soft-page-break/>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3">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4">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ext:soft-page-break/>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6">periodically checked and </text:span>added automatically if</text:p>
      <text:list xml:id="list212326961158063" text:continue-numbering="true" text:style-name="List_20_1">
        <text:list-item>
          <text:p text:style-name="P131">the archive files are stored either in the file system, on a ftp server, scp/sftp server, or a we<text:span text:style-name="T26">bdav</text:span> server and</text:p>
        </text:list-item>
        <text:list-item>
          <text:p text:style-name="P110">the name suffix is <text:span text:style-name="Filename">.bar,</text:span> and</text:p>
        </text:list-item>
        <text:list-item>
          <text:p text:style-name="P119">if the archives can be decrypted which means the running <text:span text:style-name="Name">BAR</text:span> server has the required pass phrase stored in the internal pass phrase cache and the required private key file.</text:p>
        </text:list-item>
      </text:list>
      <text:p text:style-name="P56"><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4"><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3">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9">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212327698602584"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212326838674307" text:continue-numbering="true" text:style-name="List_20_1">
        <text:list-item>
          <text:p text:style-name="P101"><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01"><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101"><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101">‑‑<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soft-page-break/><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3"><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0">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21232755563934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62">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8612120988005008681" text:style-name="L8">
        <text:list-item>
          <text:p text:style-name="P84"><text:span text:style-name="T38">remote host to run the job </text:span><text:span text:style-name="Number_20_Mark"><text:span text:style-name="T38">B</text:span></text:span></text:p>
        </text:list-item>
        <text:list-item>
          <text:p text:style-name="P83">included entry names</text:p>
        </text:list-item>
      </text:list>
      <text:list xml:id="list212326930570201" text:continue-list="list212327555639348" text:style-name="List_20_1">
        <text:list-item>
          <text:p text:style-name="List_20_1">included images</text:p>
        </text:list-item>
        <text:list-item>
          <text:p text:style-name="P102">filters and mounts</text:p>
        </text:list-item>
        <text:list-item>
          <text:p text:style-name="List_20_1">storage information</text:p>
        </text:list-item>
        <text:list-item>
          <text:p text:style-name="P102">scripts</text:p>
        </text:list-item>
        <text:list-item>
          <text:p text:style-name="P103">schedule information</text:p>
        </text:list-item>
        <text:list-item>
          <text:p text:style-name="P114">comments</text:p>
        </text:list-item>
      </text:list>
      <text:p text:style-name="Table_20_Contents">The jobs tab have some sub-tabs to edit these pieces of data.</text:p>
      <text:h text:style-name="P92" text:outline-level="4"><text:bookmark-start text:name="__RefHeading__16278_1510295094"/><text:soft-page-break/>Entries<text:bookmark-end text:name="__RefHeading__16278_1510295094"/></text:h>
      <text:p text:style-name="P57">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1"><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1"><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1" text:note-class="footnote"><text:note-citation>11</text:note-citation><text:note-body><text:p text:style-name="P47">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1"><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2"><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8"><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93" text:outline-level="4"><text:bookmark-start text:name="__RefHeading__14185_608817561"/><text:soft-page-break/>Scripts<text:bookmark-end text:name="__RefHeading__14185_608817561"/></text:h>
      <text:p text:style-name="P22"><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3">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5">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3" text:note-class="footnote"><text:note-citation>13</text:note-citation><text:note-body><text:p text:style-name="P43">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9">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7">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4" text:note-class="footnote"><text:note-citation>14</text:note-citation><text:note-body><text:p text:style-name="P42">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5">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5">If one or more archives are selected in the top list only entries in those archives are listed in the bottom list. With the <draw:frame draw:style-name="fr9" draw:name="Image6" text:anchor-type="as-char" svg:width="3.88mm" svg:height="3.88mm" draw:z-index="3"><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4"><draw:image xlink:href="Pictures/100000000000000B0000000BA2508365.png" xlink:type="simple" xlink:show="embed" xlink:actuate="onLoad"/></draw:frame> button the selection can be cleared.</text:p>
      <text:p text:style-name="P18"><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7"><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91"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5" text:note-class="footnote"><text:note-citation>15</text:note-citation><text:note-body><text:p text:style-name="P41">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212326506282463" text:continue-numbering="true" text:style-name="List_20_1">
        <text:list-item>
          <text:p text:style-name="P104"><text:span text:style-name="T47">temporary directory </text:span><text:span text:style-name="Number_20_Mark"><text:span text:style-name="T47">B</text:span></text:span><text:span text:style-name="T47">,</text:span></text:p>
        </text:list-item>
        <text:list-item>
          <text:p text:style-name="P104"><text:span text:style-name="T47">the nice level </text:span><text:span text:style-name="Number_20_Mark"><text:span text:style-name="T47">C</text:span></text:span><text:span text:style-name="T47">,</text:span></text:p>
        </text:list-item>
        <text:list-item>
          <text:p text:style-name="P104"><text:span text:style-name="T47">the max. number of compress and encryption threads </text:span><text:span text:style-name="Number_20_Mark"><text:span text:style-name="T47">D</text:span></text:span><text:span text:style-name="T47">,</text:span></text:p>
        </text:list-item>
        <text:list-item>
          <text:p text:style-name="P104"><text:span text:style-name="T47">the minimal compress size </text:span><text:span text:style-name="Number_20_Mark"><text:span text:style-name="T47">E</text:span></text:span><text:span text:style-name="T47">,</text:span></text:p>
        </text:list-item>
        <text:list-item>
          <text:p text:style-name="P105">the jobs directory <text:span text:style-name="Number_20_Mark">F</text:span>,</text:p>
        </text:list-item>
        <text:list-item>
          <text:p text:style-name="P105">the max. size of files included in a continuous backup <text:span text:style-name="Number_20_Mark">G</text:span>,</text:p>
        </text:list-item>
        <text:list-item>
          <text:p text:style-name="P105">the file name of the index database <text:span text:style-name="Number_20_Mark">H</text:span> and if index auto-updates should be active <text:span text:style-name="Number_20_Mark">I</text:span>,</text:p>
        </text:list-item>
        <text:list-item>
          <text:p text:style-name="P105"><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1">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4"><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61">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212326662130408" text:continue-numbering="true" text:style-name="List_20_1">
        <text:list-item>
          <text:p text:style-name="P106">log <text:span text:style-name="T48">level </text:span><text:span text:style-name="Number_20_Mark"><text:span text:style-name="T48">B</text:span></text:span><text:span text:style-name="T48">,</text:span></text:p>
        </text:list-item>
        <text:list-item>
          <text:p text:style-name="P106"><text:span text:style-name="T48">the log </text:span>types <text:span text:style-name="Number_20_Mark"><text:span text:style-name="T48">C</text:span></text:span>,</text:p>
        </text:list-item>
        <text:list-item>
          <text:p text:style-name="P106">the log file name <text:span text:style-name="Number_20_Mark"><text:span text:style-name="T48">D</text:span></text:span>,</text:p>
        </text:list-item>
        <text:list-item>
          <text:p text:style-name="P106">the log format <text:span text:style-name="Number_20_Mark"><text:span text:style-name="T48">E</text:span></text:span><text:span text:style-name="T48"> </text:span>and</text:p>
        </text:list-item>
        <text:list-item>
          <text:p text:style-name="P106"><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05324274640533839"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212327847842502" text:continue-list="list21232666213040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212327725225784" text:continue-list="list305324274640533839"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212326826624625" text:continue-list="list212327847842502"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46">The exact time may be later than the specified time if some other jobs are running before.</text:p></text:note-body></text:note> <text:span text:style-name="T20">each day </text:span>as a full backup.</text:p>
      <text:list xml:id="list212327987346307" text:continue-list="list212327725225784"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212326356004522" text:continue-list="list212326826624625" text:style-name="List_20_1">
        <text:list-item>
          <text:p text:style-name="P127">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07">select for <text:span text:style-name="T20">the t</text:span><text:span text:style-name="Name">ype</text:span> <text:span text:style-name="Name">full</text:span></text:p>
        </text:list-item>
        <text:list-item>
          <text:p text:style-name="P10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07"><text:span text:style-name="Name"><text:span text:style-name="T6">select for the type </text:span></text:span><text:span text:style-name="Name"><text:span text:style-name="T2">incremental</text:span></text:span></text:p>
        </text:list-item>
        <text:list-item>
          <text:p text:style-name="P115">verify <text:span text:style-name="T20">that </text:span><text:span text:style-name="Name">enabled</text:span> is checked</text:p>
        </text:list-item>
      </text:list>
      <text:list xml:id="list212326333651818" text:continue-list="list212327987346307"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212326055063470" text:continue-list="list212326356004522" text:style-name="List_20_1">
        <text:list-item>
          <text:p text:style-name="P127">switch to the <text:span text:style-name="Name">Jobs</text:span> tab. In the <text:span text:style-name="Name">Schedule</text:span> sub-tab add a new schedule entry and define * <text:span text:style-name="T20">for the date, <text:s/>time and week day</text:span>.</text:p>
        </text:list-item>
        <text:list-item>
          <text:p text:style-name="P107">select for <text:span text:style-name="T20">the t</text:span><text:span text:style-name="Name">ype</text:span> <text:span text:style-name="Name"><text:span text:style-name="T20">continuous</text:span></text:span></text:p>
        </text:list-item>
        <text:list-item>
          <text:p text:style-name="P116">select some interval time when the continuous backup should be executed. A good choice maybe 30min which means every 30min a backup job is started storing all entries which were changed in the last 30min.</text:p>
        </text:list-item>
      </text:list>
      <text:p text:style-name="P40">Note: continuous backups may require a lot of archive space depending on the size of the files to store, how often the are modified and <text:span text:style-name="T33">time interval </text:span>the backup is executed. </text:p>
      <text:list xml:id="list212327352786883" text:continue-list="list212326333651818"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212326439888504" text:continue-list="list212326055063470" text:style-name="List_20_1">
        <text:list-item>
          <text:p text:style-name="P128"><text:span text:style-name="Name"><text:span text:style-name="T5">switch to the </text:span></text:span><text:span text:style-name="Name"><text:span text:style-name="T3">Restore</text:span></text:span><text:span text:style-name="Name"><text:span text:style-name="T7"> tab</text:span></text:span></text:p>
        </text:list-item>
        <text:list-item>
          <text:p text:style-name="P12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2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2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2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12327245762397" text:continue-list="list21232735278688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212326151924300" text:continue-list="list212326439888504" text:style-name="List_20_1">
        <text:list-item>
          <text:p text:style-name="P128"><text:span text:style-name="Name"><text:span text:style-name="T5">switch to the </text:span></text:span><text:span text:style-name="Name"><text:span text:style-name="T21">Restore</text:span></text:span><text:span text:style-name="Name"><text:span text:style-name="T7"> tab</text:span></text:span></text:p>
        </text:list-item>
        <text:list-item>
          <text:p text:style-name="P12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2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2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86" text:outline-level="1"/>
      <text:h text:style-name="P87" text:outline-level="1"><text:bookmark-start text:name="__RefHeading__15744_1674148630"/>Appendix<text:bookmark-end text:name="__RefHeading__15744_1674148630"/></text:h>
      <text:h text:style-name="P85" text:outline-level="2"><text:bookmark-start text:name="__RefHeading__8616_961238848"/>Tools<text:bookmark-end text:name="__RefHeading__8616_961238848"/></text:h>
      <text:p text:style-name="Text_20_body_20_Start">The following tools are part of <text:span text:style-name="Command">BAR</text:span>:</text:p>
      <text:list xml:id="list212326107768704"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3"><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5"><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73814360"/>--create<text:alphabetical-index-mark-end text:id="IMark73814360"/>, <text:alphabetical-index-mark-start text:id="IMark73586600"/>-c<text:alphabetical-index-mark-end text:id="IMark73586600"/></text:p>
      <text:p text:style-name="Option_20_Start">Create an archive with files, directories, links, hard links and special files like device-, pipes- and sockets-descriptors.</text:p>
      <text:p text:style-name="Option_20_title"><text:alphabetical-index-mark-start text:id="IMark75148216"/>--image<text:alphabetical-index-mark-end text:id="IMark75148216"/>, <text:alphabetical-index-mark-start text:id="IMark73883736"/>-m<text:alphabetical-index-mark-end text:id="IMark7388373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69454472"/>--list<text:alphabetical-index-mark-end text:id="IMark69454472"/>, <text:alphabetical-index-mark-start text:id="IMark69090008"/>-l<text:alphabetical-index-mark-end text:id="IMark6909000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47625720"/>--test<text:alphabetical-index-mark-end text:id="IMark47625720"/>, <text:alphabetical-index-mark-start text:id="IMark48375288"/>-t<text:alphabetical-index-mark-end text:id="IMark48375288"/></text:p>
      <text:p text:style-name="Option_20_Start">Test content integrity of archives.</text:p>
      <text:p text:style-name="Option_20_title"><text:alphabetical-index-mark-start text:id="IMark73625496"/>--compare<text:alphabetical-index-mark-end text:id="IMark73625496"/>, <text:alphabetical-index-mark-start text:id="IMark67882840"/>-d<text:alphabetical-index-mark-end text:id="IMark67882840"/></text:p>
      <text:p text:style-name="Option_20_Start">Compare content of archives with content in file system.</text:p>
      <text:p text:style-name="Option_20_title"><text:alphabetical-index-mark-start text:id="IMark75017320"/>--extract<text:alphabetical-index-mark-end text:id="IMark75017320"/>, <text:alphabetical-index-mark-start text:id="IMark60965512"/>-x<text:alphabetical-index-mark-end text:id="IMark60965512"/></text:p>
      <text:p text:style-name="Option_20_Start">Extract content of archives.</text:p>
      <text:p text:style-name="Option_20_title"><text:alphabetical-index-mark-start text:id="IMark73586600"/>--generate-keys<text:alphabetical-index-mark-end text:id="IMark7358660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3625496"/>--generate-keys-bits<text:alphabetical-index-mark-end text:id="IMark73625496"/>=&lt;n&gt;</text:p>
      <text:p text:style-name="Option_20_Start">Specify number of bits to use for a RSA key pair. It can be 1024, 2048 or 3072 bits. Default value are 2048 bits.</text:p>
      <text:p text:style-name="Option_20_title"><text:soft-page-break/><text:alphabetical-index-mark-start text:id="IMark75017320"/>--<text:span text:style-name="T71">generate-keys-mode</text:span><text:alphabetical-index-mark-end text:id="IMark75017320"/><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47625720"/>--pre-command<text:alphabetical-index-mark-end text:id="IMark47625720"/>=&lt;command&gt;</text:p>
      <text:p text:style-name="Option_20_Start">Command to execute before a job is started.</text:p>
      <text:p text:style-name="Option_20_Start">Available macros: %name.</text:p>
      <text:p text:style-name="Option_20_title"><text:alphabetical-index-mark-start text:id="IMark69371704"/>--post-command<text:alphabetical-index-mark-end text:id="IMark69371704"/>=&lt;command&gt;</text:p>
      <text:p text:style-name="Option_20_Start">Command to execute after a job terminated.</text:p>
      <text:p text:style-name="Option_20_Start">Available macros: %name.</text:p>
      <text:p text:style-name="Option_20_title"><text:alphabetical-index-mark-start text:id="IMark48375288"/>--mount<text:alphabetical-index-mark-end text:id="IMark4837528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43140840"/>--include<text:alphabetical-index-mark-end text:id="IMark43140840"/>=&lt;pattern&gt;, <text:alphabetical-index-mark-start text:id="IMark73625496"/>-#<text:alphabetical-index-mark-end text:id="IMark736254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3814360"/>--include-command<text:bookmark-start text:name="__DdeLink__11102_1674148630"/><text:alphabetical-index-mark-end text:id="IMark7381436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73586600"/>--exclude<text:alphabetical-index-mark-end text:id="IMark73586600"/>=&lt;pattern&gt;, <text:alphabetical-index-mark-start text:id="IMark47625720"/>-!<text:alphabetical-index-mark-end text:id="IMark4762572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43140840"/>--exclude-command<text:alphabetical-index-mark-end text:id="IMark4314084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73814360"/>--mount<text:alphabetical-index-mark-end text:id="IMark7381436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89" text:outline-level="3"><text:bookmark-start text:name="__RefHeading__16294_1510295094"/>Incremental/Differential archives<text:bookmark-end text:name="__RefHeading__16294_1510295094"/></text:h>
      <text:p text:style-name="P34"><text:alphabetical-index-mark-start text:id="IMark73883736"/>--normal<text:alphabetical-index-mark-end text:id="IMark73883736"/></text:p>
      <text:p text:style-name="Option_20_Start">Create a normal archive. No incremental data is used or stored.</text:p>
      <text:p text:style-name="Option_20_title"><text:alphabetical-index-mark-start text:id="IMark48359032"/><text:span text:style-name="T11">--full</text:span><text:alphabetical-index-mark-end text:id="IMark48359032"/><text:span text:style-name="T11">, </text:span><text:alphabetical-index-mark-start text:id="IMark43140840"/><text:span text:style-name="T11">-f</text:span><text:alphabetical-index-mark-end text:id="IMark43140840"/></text:p>
      <text:p text:style-name="Option_20_Start">Create a full archive and store incremental data.</text:p>
      <text:p text:style-name="Option_20_title"><text:alphabetical-index-mark-start text:id="IMark73625496"/><text:span text:style-name="T11">--incremental</text:span><text:alphabetical-index-mark-end text:id="IMark73625496"/><text:span text:style-name="T11">, </text:span><text:alphabetical-index-mark-start text:id="IMark47625720"/><text:span text:style-name="T11">-i</text:span><text:alphabetical-index-mark-end text:id="IMark4762572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73586600"/><text:span text:style-name="T11">--incremental-list-file</text:span><text:alphabetical-index-mark-end text:id="IMark73586600"/><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4"><text:alphabetical-index-mark-start text:id="IMark60965512"/>--differential<text:alphabetical-index-mark-end text:id="IMark60965512"/></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48359032"/>--compress-algorithm<text:alphabetical-index-mark-end text:id="IMark48359032"/>, <text:alphabetical-index-mark-start text:id="IMark47625720"/>-z<text:alphabetical-index-mark-end text:id="IMark4762572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76">zstd [</text:span><text:span text:style-name="T76"><text:reference-ref text:reference-format="text" text:ref-name="Zstd">Zstd</text:reference-ref></text:span><text:span text:style-name="T7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text:soft-page-break/>lz4, <text:span text:style-name="T76">and Zst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6">or Zst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6">or Zst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94">zstd-0</text:p>
          </table:table-cell>
          <table:table-cell table:style-name="CompressionAlgorihtms.B2" office:value-type="string">
            <text:p text:style-name="P94">ZStd compression level 0</text:p>
          </table:table-cell>
        </table:table-row>
        <table:table-row>
          <table:table-cell table:style-name="CompressionAlgorihtms.A2" office:value-type="string">
            <text:p text:style-name="P94">zstd-1</text:p>
          </table:table-cell>
          <table:table-cell table:style-name="CompressionAlgorihtms.B2" office:value-type="string">
            <text:p text:style-name="P94">ZStd compression level 1</text:p>
          </table:table-cell>
        </table:table-row>
        <table:table-row>
          <table:table-cell table:style-name="CompressionAlgorihtms.A2" office:value-type="string">
            <text:p text:style-name="P94">zstd-2</text:p>
          </table:table-cell>
          <table:table-cell table:style-name="CompressionAlgorihtms.B2" office:value-type="string">
            <text:p text:style-name="P94">ZStd compression level 2</text:p>
          </table:table-cell>
        </table:table-row>
        <table:table-row>
          <table:table-cell table:style-name="CompressionAlgorihtms.A2" office:value-type="string">
            <text:p text:style-name="P94">zstd-3</text:p>
          </table:table-cell>
          <table:table-cell table:style-name="CompressionAlgorihtms.B2" office:value-type="string">
            <text:p text:style-name="P94">ZStd compression level 3</text:p>
          </table:table-cell>
        </table:table-row>
        <table:table-row>
          <table:table-cell table:style-name="CompressionAlgorihtms.A2" office:value-type="string">
            <text:p text:style-name="P94">zstd-4</text:p>
          </table:table-cell>
          <table:table-cell table:style-name="CompressionAlgorihtms.B2" office:value-type="string">
            <text:p text:style-name="P94">ZStd compression level 4</text:p>
          </table:table-cell>
        </table:table-row>
        <table:table-row>
          <table:table-cell table:style-name="CompressionAlgorihtms.A2" office:value-type="string">
            <text:p text:style-name="P94">zstd-5</text:p>
          </table:table-cell>
          <table:table-cell table:style-name="CompressionAlgorihtms.B2" office:value-type="string">
            <text:p text:style-name="P94">ZStd compression level 5</text:p>
          </table:table-cell>
        </table:table-row>
        <table:table-row>
          <table:table-cell table:style-name="CompressionAlgorihtms.A2" office:value-type="string">
            <text:p text:style-name="P94">zstd-6</text:p>
          </table:table-cell>
          <table:table-cell table:style-name="CompressionAlgorihtms.B2" office:value-type="string">
            <text:p text:style-name="P94">ZStd compression level 6</text:p>
          </table:table-cell>
        </table:table-row>
        <table:table-row>
          <table:table-cell table:style-name="CompressionAlgorihtms.A2" office:value-type="string">
            <text:p text:style-name="P94">zstd-7</text:p>
          </table:table-cell>
          <table:table-cell table:style-name="CompressionAlgorihtms.B2" office:value-type="string">
            <text:p text:style-name="P94">ZStd compression level 7</text:p>
          </table:table-cell>
        </table:table-row>
        <table:table-row>
          <table:table-cell table:style-name="CompressionAlgorihtms.A2" office:value-type="string">
            <text:p text:style-name="P94">zstd-8</text:p>
          </table:table-cell>
          <table:table-cell table:style-name="CompressionAlgorihtms.B2" office:value-type="string">
            <text:p text:style-name="P94">ZStd compression level 8</text:p>
          </table:table-cell>
        </table:table-row>
        <table:table-row>
          <table:table-cell table:style-name="CompressionAlgorihtms.A2" office:value-type="string">
            <text:p text:style-name="P94">zstd-9</text:p>
          </table:table-cell>
          <table:table-cell table:style-name="CompressionAlgorihtms.B2" office:value-type="string">
            <text:p text:style-name="P94">ZStd compression level 9</text:p>
          </table:table-cell>
        </table:table-row>
        <table:table-row>
          <table:table-cell table:style-name="CompressionAlgorihtms.A2" office:value-type="string">
            <text:p text:style-name="P94">zstd-10</text:p>
          </table:table-cell>
          <table:table-cell table:style-name="CompressionAlgorihtms.B2" office:value-type="string">
            <text:p text:style-name="P94">ZStd compression level 10</text:p>
          </table:table-cell>
        </table:table-row>
        <table:table-row>
          <table:table-cell table:style-name="CompressionAlgorihtms.A2" office:value-type="string">
            <text:p text:style-name="P94">zstd-11</text:p>
          </table:table-cell>
          <table:table-cell table:style-name="CompressionAlgorihtms.B2" office:value-type="string">
            <text:p text:style-name="P94">ZStd compression level 11</text:p>
          </table:table-cell>
        </table:table-row>
        <table:table-row>
          <table:table-cell table:style-name="CompressionAlgorihtms.A2" office:value-type="string">
            <text:p text:style-name="P94">zstd-12</text:p>
          </table:table-cell>
          <table:table-cell table:style-name="CompressionAlgorihtms.B2" office:value-type="string">
            <text:p text:style-name="P94">ZStd compression level 12</text:p>
          </table:table-cell>
        </table:table-row>
        <table:table-row>
          <table:table-cell table:style-name="CompressionAlgorihtms.A2" office:value-type="string">
            <text:p text:style-name="P94">zstd-13</text:p>
          </table:table-cell>
          <table:table-cell table:style-name="CompressionAlgorihtms.B2" office:value-type="string">
            <text:p text:style-name="P94">ZStd compression level 13</text:p>
          </table:table-cell>
        </table:table-row>
        <table:table-row>
          <table:table-cell table:style-name="CompressionAlgorihtms.A2" office:value-type="string">
            <text:p text:style-name="P94">zstd-14</text:p>
          </table:table-cell>
          <table:table-cell table:style-name="CompressionAlgorihtms.B2" office:value-type="string">
            <text:p text:style-name="P94">ZStd compression level 14</text:p>
          </table:table-cell>
        </table:table-row>
        <table:table-row>
          <table:table-cell table:style-name="CompressionAlgorihtms.A2" office:value-type="string">
            <text:p text:style-name="P94">zstd-15</text:p>
          </table:table-cell>
          <table:table-cell table:style-name="CompressionAlgorihtms.B2" office:value-type="string">
            <text:p text:style-name="P94">ZStd compression level 15</text:p>
          </table:table-cell>
        </table:table-row>
        <table:table-row>
          <table:table-cell table:style-name="CompressionAlgorihtms.A2" office:value-type="string">
            <text:p text:style-name="P94">zstd-16</text:p>
          </table:table-cell>
          <table:table-cell table:style-name="CompressionAlgorihtms.B2" office:value-type="string">
            <text:p text:style-name="P94">ZStd compression level 16</text:p>
          </table:table-cell>
        </table:table-row>
        <table:table-row>
          <table:table-cell table:style-name="CompressionAlgorihtms.A2" office:value-type="string">
            <text:p text:style-name="P94">zstd-17</text:p>
          </table:table-cell>
          <table:table-cell table:style-name="CompressionAlgorihtms.B2" office:value-type="string">
            <text:p text:style-name="P94">ZStd compression level 17</text:p>
          </table:table-cell>
        </table:table-row>
        <table:table-row>
          <table:table-cell table:style-name="CompressionAlgorihtms.A2" office:value-type="string">
            <text:p text:style-name="P94">zstd-18</text:p>
          </table:table-cell>
          <table:table-cell table:style-name="CompressionAlgorihtms.B2" office:value-type="string">
            <text:p text:style-name="P94">ZStd compression level 18</text:p>
          </table:table-cell>
        </table:table-row>
        <table:table-row>
          <table:table-cell table:style-name="CompressionAlgorihtms.A2" office:value-type="string">
            <text:p text:style-name="P94">zstd-19</text:p>
          </table:table-cell>
          <table:table-cell table:style-name="CompressionAlgorihtms.B2" office:value-type="string">
            <text:p text:style-name="P94">ZSt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9724616"/>--compress-min-size<text:alphabetical-index-mark-end text:id="IMark6972461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58960648"/>--compress-exclude<text:alphabetical-index-mark-end text:id="IMark589606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8575704"/>--crypt-algorithm<text:alphabetical-index-mark-end text:id="IMark68575704"/>, <text:alphabetical-index-mark-start text:id="IMark69613272"/>-y<text:alphabetical-index-mark-end text:id="IMark6961327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47265480"/>--crypt-type<text:alphabetical-index-mark-end text:id="IMark4726548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69038360"/>--crypt-password<text:alphabetical-index-mark-end text:id="IMark6903836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9208408"/><text:alphabetical-index-mark-start text:id="IMark68575704"/><text:span text:style-name="T74">--crypt-new-password</text:span><text:alphabetical-index-mark-end text:id="IMark68575704"/><text:alphabetical-index-mark-end text:id="IMark99208408"/><text:span text:style-name="T74">=&lt;password&gt;</text:span></text:p>
      <text:p text:style-name="P71"><text:span text:style-name="T74">New </text:span>crypt password phrase to use.</text:p>
      <text:p text:style-name="P75">Note:<text:tab/>Use this option with care! Password phrases specified on the command line may be stored in the history of your shell, thus can be recovered by displaying the command history.</text:p>
      <text:p text:style-name="Option_20_title"><text:alphabetical-index-mark-start text:id="IMark73870296"/>--crypt-public-key<text:alphabetical-index-mark-end text:id="IMark73870296"/>=&lt;file name&gt;</text:p>
      <text:p text:style-name="Option_20_Start">Name of file with the RSA encryption public key.</text:p>
      <text:p text:style-name="Option_20_title"><text:soft-page-break/><text:alphabetical-index-mark-start text:id="IMark69038360"/>--crypt-private-key<text:alphabetical-index-mark-end text:id="IMark6903836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59518712"/>--archive-part-size<text:alphabetical-index-mark-end text:id="IMark59518712"/>=&lt;size&gt;, <text:alphabetical-index-mark-start text:id="IMark69613272"/>-s<text:alphabetical-index-mark-end text:id="IMark69613272"/>=&lt;size&gt;</text:p>
      <text:p text:style-name="P65">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9038360"/>--file-write-pre-command<text:alphabetical-index-mark-end text:id="IMark690383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8575704"/>--file-write-post-command<text:alphabetical-index-mark-end text:id="IMark6857570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8960648"/>--ftp-login-name<text:alphabetical-index-mark-end text:id="IMark58960648"/>=&lt;name&gt;</text:p>
      <text:p text:style-name="Option_20_Start">Specify the general FTP login name.</text:p>
      <text:p text:style-name="Option_20_title"><text:alphabetical-index-mark-start text:id="IMark75154312"/>--ftp-password<text:alphabetical-index-mark-end text:id="IMark7515431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59518712"/>--ftp-max-connections<text:alphabetical-index-mark-end text:id="IMark59518712"/>=&lt;n&gt;</text:p>
      <text:p text:style-name="Option_20_note">Specify the max. number of concurrent connections for this FTP server.</text:p>
      <text:p text:style-name="Option_20_title"><text:alphabetical-index-mark-start text:id="IMark67453688"/>--ftp-max-storage-size<text:alphabetical-index-mark-end text:id="IMark67453688"/>=&lt;size&gt;</text:p>
      <text:p text:style-name="Option_20_note">Specify the max. size in bytes to use for storage for this FTP server.<text:bookmark-end text:name="__DdeLink__10735_1674148630"/></text:p>
      <text:p text:style-name="Option_20_title"><text:alphabetical-index-mark-start text:id="IMark73870296"/>--ftp-write-pre-command<text:alphabetical-index-mark-end text:id="IMark73870296"/>=&lt;command&gt;</text:p>
      <text:p text:style-name="Option_20_Start">Command to execute before file is transmitted to FTP server.</text:p>
      <text:p text:style-name="Option_20_Start">Available macros: %file, %number.</text:p>
      <text:p text:style-name="Option_20_title"><text:soft-page-break/><text:alphabetical-index-mark-start text:id="IMark48332200"/>--ftp-write-post-command<text:alphabetical-index-mark-end text:id="IMark4833220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9724616"/>--ssh-port<text:alphabetical-index-mark-end text:id="IMark69724616"/>=&lt;n&gt;</text:p>
      <text:p text:style-name="Option_20_Start">Specify ssh port to use. Default is 22.</text:p>
      <text:p text:style-name="Option_20_title"><text:alphabetical-index-mark-start text:id="IMark58960648"/>--ssh-login-name<text:alphabetical-index-mark-end text:id="IMark58960648"/>=&lt;name&gt;</text:p>
      <text:p text:style-name="Option_20_Start">Specify the default ssh login name.</text:p>
      <text:p text:style-name="Option_20_title"><text:alphabetical-index-mark-start text:id="IMark75154312"/>--ssh-password<text:alphabetical-index-mark-end text:id="IMark7515431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9518712"/>--ssh-public-key<text:alphabetical-index-mark-end text:id="IMark59518712"/>=&lt;file name&gt;</text:p>
      <text:p text:style-name="Option_20_Start">Specify the file name with the ssh public key.</text:p>
      <text:p text:style-name="Option_20_title"><text:alphabetical-index-mark-start text:id="IMark67453688"/>--ssh-private-key<text:alphabetical-index-mark-end text:id="IMark6745368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73870296"/>--ssh-max-connections<text:alphabetical-index-mark-end text:id="IMark73870296"/>=&lt;n&gt;</text:p>
      <text:p text:style-name="Option_20_note">Specify the max. number of concurrent connections for this SSH/SCP/SFTP server.</text:p>
      <text:p text:style-name="Option_20_title"><text:bookmark-start text:name="__DdeLink__8381_1674148630"/><text:alphabetical-index-mark-start text:id="IMark69038360"/>--ssh-max-storage-size<text:alphabetical-index-mark-end text:id="IMark69038360"/>=&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8575704"/>--scp-write-pre-command<text:alphabetical-index-mark-end text:id="IMark6857570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51338136"/>--scp-write-post-command<text:alphabetical-index-mark-end text:id="IMark5133813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9208408"/>--sftp-write-pre-command<text:alphabetical-index-mark-end text:id="IMark9920840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68699512"/>--sftp-write-post-command<text:alphabetical-index-mark-end text:id="IMark6869951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70253704"/>--webdav-login<text:alphabetical-index-mark-end text:id="IMark70253704"/>=&lt;name&gt;</text:p>
      <text:p text:style-name="Option_20_Start">Specify the default WebDAV login name.</text:p>
      <text:p text:style-name="Option_20_title"><text:alphabetical-index-mark-start text:id="IMark48332200"/>--webdav-password<text:alphabetical-index-mark-end text:id="IMark4833220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9613272"/>--webdav-max-connections<text:alphabetical-index-mark-end text:id="IMark69613272"/>=&lt;n&gt;</text:p>
      <text:p text:style-name="Option_20_note">Specify the max. number of concurrent connections for this WebDAV server.</text:p>
      <text:p text:style-name="Option_20_title"><text:alphabetical-index-mark-start text:id="IMark51338136"/>--webdav-max-storage-size<text:alphabetical-index-mark-end text:id="IMark5133813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9727288"/>--webdav-write-pre-command<text:alphabetical-index-mark-end text:id="IMark6972728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0965512"/>--webdav-write-post-command<text:alphabetical-index-mark-end text:id="IMark6096551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47265480"/>--cd-device<text:alphabetical-index-mark-end text:id="IMark47265480"/>=&lt;device name&gt;, <text:alphabetical-index-mark-start text:id="IMark51338136"/>--dvd-device<text:alphabetical-index-mark-end text:id="IMark51338136"/>=&lt;device name&gt;, <text:alphabetical-index-mark-start text:id="IMark73870296"/>--bd-device<text:alphabetical-index-mark-end text:id="IMark73870296"/>=&lt;device name&gt;</text:p>
      <text:p text:style-name="Option_20_Start">Default device name for creating Cds/BDs/DVDs.</text:p>
      <text:p text:style-name="Option_20_title"><text:alphabetical-index-mark-start text:id="IMark69727288"/>--cd-request-volume-command<text:alphabetical-index-mark-end text:id="IMark69727288"/>=&lt;command&gt;, <text:alphabetical-index-mark-start text:id="IMark69038360"/>--dvd-request-volume-command<text:alphabetical-index-mark-end text:id="IMark69038360"/>=&lt;command&gt;, <text:alphabetical-index-mark-start text:id="IMark75154312"/>--bd-request-volume-command<text:alphabetical-index-mark-end text:id="IMark7515431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8575704"/>--cd-unload-volume-command<text:alphabetical-index-mark-end text:id="IMark68575704"/>=&lt;command&gt;, <text:alphabetical-index-mark-start text:id="IMark59518712"/>--dvd-unload-volume-command<text:alphabetical-index-mark-end text:id="IMark59518712"/>=&lt;command&gt;, <text:alphabetical-index-mark-start text:id="IMark69613272"/>--bd-unload-volume-command<text:alphabetical-index-mark-end text:id="IMark69613272"/>=&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73870296"/>--cd-load-volume-command<text:alphabetical-index-mark-end text:id="IMark73870296"/>=&lt;command&gt;, <text:alphabetical-index-mark-start text:id="IMark47265480"/>--dvd-load-volume-command<text:alphabetical-index-mark-end text:id="IMark47265480"/>=&lt;command&gt;, <text:alphabetical-index-mark-start text:id="IMark70253704"/>--bd-load-volume-command<text:alphabetical-index-mark-end text:id="IMark7025370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9208408"/>--cd-volume-size<text:alphabetical-index-mark-end text:id="IMark99208408"/>=<text:bookmark-start text:name="__DdeLink__5568_1180582065"/>&lt;n&gt;[G|M|K], <text:alphabetical-index-mark-start text:id="IMark48332200"/>--dvd-volume-size<text:alphabetical-index-mark-end text:id="IMark48332200"/>=&lt;n&gt;[G|M|K], <text:alphabetical-index-mark-start text:id="IMark60965512"/>--bd-volume-size<text:alphabetical-index-mark-end text:id="IMark6096551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7453688"/>--cd-image-pre-command<text:alphabetical-index-mark-end text:id="IMark67453688"/>=&lt;command&gt;, <text:alphabetical-index-mark-start text:id="IMark47265480"/>--dvd-image-pre-command<text:alphabetical-index-mark-end text:id="IMark47265480"/>=&lt;command&gt;, <text:alphabetical-index-mark-start text:id="IMark70253704"/>--bd-image-pre-command<text:alphabetical-index-mark-end text:id="IMark7025370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9727288"/>--cd-image-post-command<text:alphabetical-index-mark-end text:id="IMark69727288"/>=&lt;command&gt;, <text:alphabetical-index-mark-start text:id="IMark75154312"/>--dvd-image-post-command<text:alphabetical-index-mark-end text:id="IMark75154312"/>=&lt;command&gt;, <text:alphabetical-index-mark-start text:id="IMark48332200"/>--bd-image-post-command<text:alphabetical-index-mark-end text:id="IMark483322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9580472"/>--cd-image-command<text:alphabetical-index-mark-end text:id="IMark69580472"/>=&lt;command&gt;, <text:alphabetical-index-mark-start text:id="IMark69613272"/>--dvd-image-command<text:alphabetical-index-mark-end text:id="IMark69613272"/>=&lt;command&gt;, <text:alphabetical-index-mark-start text:id="IMark59518712"/>--bd-image-command<text:alphabetical-index-mark-end text:id="IMark59518712"/>=&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70253704"/>--cd-ecc-pre-command<text:alphabetical-index-mark-end text:id="IMark70253704"/>=&lt;command&gt;, <text:alphabetical-index-mark-start text:id="IMark67453688"/>--dvd-ecc-pre-command<text:alphabetical-index-mark-end text:id="IMark67453688"/>=&lt;command&gt;, <text:alphabetical-index-mark-start text:id="IMark73870296"/>--bd-ecc-pre-command<text:alphabetical-index-mark-end text:id="IMark73870296"/>=&lt;command&gt;</text:p>
      <text:p text:style-name="Option_20_Start">Command to execute before error correction codes (ecc) are added to a CD/DVD/BD image.</text:p>
      <text:p text:style-name="Option_20_title"><text:alphabetical-index-mark-start text:id="IMark48332200"/>--cd-ecc-post-command<text:alphabetical-index-mark-end text:id="IMark48332200"/>=&lt;command&gt;, <text:alphabetical-index-mark-start text:id="IMark69727288"/>--dvd-ecc-post-command<text:alphabetical-index-mark-end text:id="IMark69727288"/>=&lt;command&gt;, <text:alphabetical-index-mark-start text:id="IMark99208408"/>--bd-ecc-post-command<text:alphabetical-index-mark-end text:id="IMark99208408"/>=&lt;command&gt;</text:p>
      <text:p text:style-name="Option_20_Start">Command to execute after error correction codes (ecc) are added to a CD/DVD/BD image.</text:p>
      <text:p text:style-name="Option_20_title"><text:alphabetical-index-mark-start text:id="IMark69580472"/>--cd-ecc-command<text:alphabetical-index-mark-end text:id="IMark69580472"/>=&lt;command&gt;, <text:alphabetical-index-mark-start text:id="IMark69724616"/>--dvd-ecc-command<text:alphabetical-index-mark-end text:id="IMark69724616"/>=&lt;command&gt;, <text:alphabetical-index-mark-start text:id="IMark51338136"/>--bd-ecc-command<text:alphabetical-index-mark-end text:id="IMark51338136"/>=&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70253704"/><text:span text:style-name="T62">--cd‑blank-command</text:span><text:alphabetical-index-mark-end text:id="IMark70253704"/><text:span text:style-name="T62">=&lt;command&gt;, </text:span><text:alphabetical-index-mark-start text:id="IMark58960648"/><text:span text:style-name="T62">--dvd-blank-command</text:span><text:alphabetical-index-mark-end text:id="IMark58960648"/><text:span text:style-name="T62">=&lt;command&gt;, </text:span><text:alphabetical-index-mark-start text:id="IMark75154312"/><text:span text:style-name="T62">--bd-blank-command</text:span><text:alphabetical-index-mark-end text:id="IMark75154312"/><text:span text:style-name="T62">=&lt;command&gt;</text:span></text:p>
      <text:p text:style-name="Option_20_Start">Command to blank a CD/DVD/BD medium before writing.</text:p>
      <text:p text:style-name="Option_20_title"><text:alphabetical-index-mark-start text:id="IMark69724616"/>--cd-write-pre-command<text:alphabetical-index-mark-end text:id="IMark69724616"/>=&lt;command&gt;, <text:alphabetical-index-mark-start text:id="IMark51338136"/>--dvd-write-pre-command<text:alphabetical-index-mark-end text:id="IMark51338136"/>=&lt;command&gt;, <text:alphabetical-index-mark-start text:id="IMark69580472"/>--bd-write-pre-command<text:alphabetical-index-mark-end text:id="IMark69580472"/>=&lt;command&gt;</text:p>
      <text:p text:style-name="Option_20_Start">Command to execute before CD/DVD/BD image is written.</text:p>
      <text:p text:style-name="Option_20_title"><text:alphabetical-index-mark-start text:id="IMark73870296"/>--cd-write-post-command<text:alphabetical-index-mark-end text:id="IMark73870296"/>=&lt;command&gt;, <text:alphabetical-index-mark-start text:id="IMark67453688"/>--dvd-write-post-command<text:alphabetical-index-mark-end text:id="IMark67453688"/>=&lt;command&gt;, <text:alphabetical-index-mark-start text:id="IMark70253704"/>--bd-write-post-command<text:alphabetical-index-mark-end text:id="IMark70253704"/>=&lt;command&gt;</text:p>
      <text:p text:style-name="Option_20_Start">Command to execute after CD/DVD/BD image is written.</text:p>
      <text:p text:style-name="Option_20_title"><text:alphabetical-index-mark-start text:id="IMark69727288"/>--cd-write-command<text:alphabetical-index-mark-end text:id="IMark69727288"/>=&lt;command&gt;, <text:alphabetical-index-mark-start text:id="IMark75154312"/>--dvd-write-command<text:alphabetical-index-mark-end text:id="IMark75154312"/>=&lt;command&gt;, <text:alphabetical-index-mark-start text:id="IMark99208408"/>--bd-write-command<text:alphabetical-index-mark-end text:id="IMark99208408"/>=&lt;command&gt;</text:p>
      <text:p text:style-name="Option_20_Start">Command to write on CD/DVD/BD.</text:p>
      <text:p text:style-name="Option_20_Start">Available macros: %device, %file, %image, %sectors, %number.</text:p>
      <text:p text:style-name="Option_20_title"><text:alphabetical-index-mark-start text:id="IMark69580472"/>--cd-write-image-command<text:alphabetical-index-mark-end text:id="IMark69580472"/>=&lt;command&gt;, <text:alphabetical-index-mark-start text:id="IMark69724616"/>--dvd-write-image-command<text:alphabetical-index-mark-end text:id="IMark69724616"/>=&lt;command&gt;, <text:alphabetical-index-mark-start text:id="IMark68575704"/>--bd-write-image-command<text:alphabetical-index-mark-end text:id="IMark6857570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9038360"/>--device<text:alphabetical-index-mark-end text:id="IMark69038360"/>=&lt;device name&gt;</text:p>
      <text:p text:style-name="Option_20_Start">Specify default device name.</text:p>
      <text:p text:style-name="Option_20_title"><text:alphabetical-index-mark-start text:id="IMark60965512"/>--device-request-volume-command<text:alphabetical-index-mark-end text:id="IMark60965512"/>=&lt;command&gt;</text:p>
      <text:p text:style-name="Option_20_Start">Command to request new volume for device.</text:p>
      <text:p text:style-name="Option_20_title"><text:alphabetical-index-mark-start text:id="IMark59518712"/>--device-load-volume-command<text:alphabetical-index-mark-end text:id="IMark59518712"/>=&lt;command&gt;</text:p>
      <text:p text:style-name="Option_20_Start">Command to load volume for device.</text:p>
      <text:p text:style-name="Option_20_title"><text:alphabetical-index-mark-start text:id="IMark68699512"/>--device-unload-volume-command<text:alphabetical-index-mark-end text:id="IMark68699512"/>=&lt;command&gt;</text:p>
      <text:p text:style-name="Option_20_Start">Command to unload volume from device.</text:p>
      <text:p text:style-name="Option_20_title"><text:alphabetical-index-mark-start text:id="IMark58960648"/>--device-volume-size<text:alphabetical-index-mark-end text:id="IMark58960648"/>=&lt;size&gt;</text:p>
      <text:p text:style-name="P65">Device volume size.<text:bookmark text:name="__DdeLink__5570_1180582065"/></text:p>
      <text:p text:style-name="Option_20_title"><text:alphabetical-index-mark-start text:id="IMark69727288"/>--device-image-pre-command<text:alphabetical-index-mark-end text:id="IMark6972728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69724616"/>--device-image-post-command<text:alphabetical-index-mark-end text:id="IMark6972461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7453688"/>--device-image-command<text:alphabetical-index-mark-end text:id="IMark67453688"/>=&lt;command&gt;</text:p>
      <text:p text:style-name="Option_20_Start">Command to create a device image.</text:p>
      <text:p text:style-name="Option_20_Start">Available macros: %device, %file, %image, %number.</text:p>
      <text:p text:style-name="Option_20_title"><text:alphabetical-index-mark-start text:id="IMark99208408"/>--device-ecc-pre-command<text:alphabetical-index-mark-end text:id="IMark9920840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9518712"/>--device-ecc-post-command<text:alphabetical-index-mark-end text:id="IMark59518712"/>=&lt;command&gt;</text:p>
      <text:p text:style-name="Option_20_Start">Command to execute after error correction codes (ecc) are added to a device image.</text:p>
      <text:p text:style-name="Option_20_Start">Note: Still not implemented!</text:p>
      <text:p text:style-name="Option_20_title"><text:alphabetical-index-mark-start text:id="IMark70253704"/>--device-ecc-command<text:alphabetical-index-mark-end text:id="IMark70253704"/>=&lt;command&gt;</text:p>
      <text:p text:style-name="Option_20_Start">Command to added error correction codes (ecc) to a device image.</text:p>
      <text:p text:style-name="Option_20_Start">Note: Still not implemented!</text:p>
      <text:p text:style-name="Option_20_title"><text:alphabetical-index-mark-start text:id="IMark69152648"/>--device-blank-command<text:alphabetical-index-mark-end text:id="IMark69152648"/>=&lt;command&gt;</text:p>
      <text:p text:style-name="Option_20_Start">Comamnd to blank a device medium before writing.</text:p>
      <text:p text:style-name="Option_20_title"><text:alphabetical-index-mark-start text:id="IMark60965512"/>--device-write-pre-command<text:alphabetical-index-mark-end text:id="IMark60965512"/>=&lt;command&gt;</text:p>
      <text:p text:style-name="Option_20_Start">Command to execute before device image is written.</text:p>
      <text:p text:style-name="Option_20_Start">Available macros: %device, %file, %image, %number.</text:p>
      <text:p text:style-name="Option_20_title"><text:alphabetical-index-mark-start text:id="IMark68575704"/>--device-write-post-command<text:alphabetical-index-mark-end text:id="IMark68575704"/>=&lt;command&gt;</text:p>
      <text:p text:style-name="Option_20_Start">Command to execute after device image is written.</text:p>
      <text:p text:style-name="Option_20_Start">Available macros: %device, %file, %image, %number.</text:p>
      <text:p text:style-name="Option_20_title"><text:alphabetical-index-mark-start text:id="IMark75154312"/>--device-write-command<text:alphabetical-index-mark-end text:id="IMark75154312"/>=&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48332200"/>--directory-strip<text:alphabetical-index-mark-end text:id="IMark48332200"/>=&lt;n&gt;, <text:alphabetical-index-mark-start text:id="IMark69580472"/>-p<text:alphabetical-index-mark-end text:id="IMark69580472"/>=&lt;n&gt;</text:p>
      <text:p text:style-name="Option_20_Start">Strip specified number of directory levels from file names of restored files.</text:p>
      <text:p text:style-name="Option_20_title"><text:alphabetical-index-mark-start text:id="IMark68381080"/>--destination<text:alphabetical-index-mark-end text:id="IMark68381080"/>=&lt;path&gt;</text:p>
      <text:p text:style-name="Option_20_Start">Restore files into specified path.</text:p>
      <text:p text:style-name="Option_20_title"><text:soft-page-break/><text:alphabetical-index-mark-start text:id="IMark70253704"/>--owner<text:alphabetical-index-mark-end text:id="IMark7025370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9152648"/>--daemon<text:alphabetical-index-mark-end text:id="IMark69152648"/></text:p>
      <text:p text:style-name="Option_20_Start">Run <text:span text:style-name="Name">BAR</text:span> in daemon mode (as a server).</text:p>
      <text:p text:style-name="Option_20_title"><text:alphabetical-index-mark-start text:id="IMark60965512"/>--no-detach<text:alphabetical-index-mark-end text:id="IMark60965512"/>, <text:alphabetical-index-mark-start text:id="IMark48332200"/>-D<text:alphabetical-index-mark-end text:id="IMark48332200"/></text:p>
      <text:p text:style-name="Option_20_Start">Do not detach process when running in daemon mode.</text:p>
      <text:p text:style-name="Option_20_title"><text:alphabetical-index-mark-start text:id="IMark68575704"/>--server-port<text:alphabetical-index-mark-end text:id="IMark68575704"/>=&lt;n&gt;<text:note text:id="ftn20" text:note-class="footnote"><text:note-citation>20</text:note-citation><text:note-body><text:p text:style-name="P44">Connections on the server port may also accept SSL encrypted connections.</text:p></text:note-body></text:note></text:p>
      <text:p text:style-name="Option_20_Start">Specify server port to use. Default is: 38523.</text:p>
      <text:p text:style-name="Option_20_title"><text:alphabetical-index-mark-start text:id="IMark69038360"/>--server-tls-port<text:alphabetical-index-mark-end text:id="IMark69038360"/>=&lt;n&gt;<text:span text:style-name="T13"><text:note-ref text:note-class="footnote" text:reference-format="text" text:ref-name="ftn20">20</text:note-ref></text:span></text:p>
      <text:p text:style-name="Option_20_Start">Specify TLS (SSL) server port to use. Default is: 38524.</text:p>
      <text:p text:style-name="Option_20_title"><text:alphabetical-index-mark-start text:id="IMark51338136"/>--server-ca-file<text:alphabetical-index-mark-end text:id="IMark51338136"/>=&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48332200"/>--server-cert-file<text:alphabetical-index-mark-end text:id="IMark48332200"/>=&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68381080"/>--server-key-file<text:alphabetical-index-mark-end text:id="IMark68381080"/>=&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69727288"/>--server-password<text:alphabetical-index-mark-end text:id="IMark697272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0965512"/>--server-jobs-directory<text:alphabetical-index-mark-end text:id="IMark60965512"/>=&lt;path name&gt;</text:p>
      <text:p text:style-name="Option_20_Start">Specify server jobs directory. Default is: <text:span text:style-name="Filename"><text:span text:style-name="T11">/etc/bar/jobs</text:span></text:span>.</text:p>
      <text:p text:style-name="Option_20_title"><text:alphabetical-index-mark-start text:id="IMark69580472"/>--nice-level<text:alphabetical-index-mark-end text:id="IMark69580472"/>=&lt;n&gt;</text:p>
      <text:p text:style-name="Option_20_Start">Specify the nice-level the server should run. On Linux the nice level may be 0 (not nice) to 19 (very nice).</text:p>
      <text:p text:style-name="Option_20_title"><text:soft-page-break/><text:alphabetical-index-mark-start text:id="IMark67453688"/>--max-band-width<text:alphabetical-index-mark-end text:id="IMark6745368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901110273439424199" text:style-name="L9">
        <text:list-item>
          <text:p text:style-name="P97"><text:bookmark-start text:name="__DdeLink__7433_664228686"/>year: four digit year</text:p>
        </text:list-item>
        <text:list-item>
          <text:p text:style-name="P97">month: 1..12 or names Jan, Feb, Mar, Apr, May, Jun, Jul, Aug, Sept, Oct, Nov, Dec</text:p>
        </text:list-item>
        <text:list-item>
          <text:p text:style-name="P97">day: 1..31</text:p>
        </text:list-item>
        <text:list-item>
          <text:p text:style-name="P97">week day names: Mon, Tue, Wed, Thu, Fri, Sat, Sun</text:p>
        </text:list-item>
        <text:list-item>
          <text:p text:style-name="P97">hour: 00..23</text:p>
        </text:list-item>
        <text:list-item>
          <text:p text:style-name="P9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9152648"/>--remote-bar-executable<text:alphabetical-index-mark-end text:id="IMark6915264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48332200"/>--index-database<text:alphabetical-index-mark-end text:id="IMark48332200"/>=&lt;file name&gt;</text:p>
      <text:p text:style-name="Option_20_Start">Specify the file name of the internal index database. Default is: <text:span text:style-name="Filename">/var/lib/bar/index.db</text:span>.</text:p>
      <text:p text:style-name="Option_20_title"><text:alphabetical-index-mark-start text:id="IMark69955576"/>--index-database-auto-update<text:alphabetical-index-mark-end text:id="IMark69955576"/></text:p>
      <text:p text:style-name="Option_20_Start">Enable automatically update index database with archives found on the file system or some remote server.</text:p>
      <text:p text:style-name="Option_20_title"><text:alphabetical-index-mark-start text:id="IMark73870296"/>--index-database-max-band-width<text:alphabetical-index-mark-end text:id="IMark7387029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12326523390607" text:continue-list="list21232610776870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9208408"/>--index-database-keep-time<text:alphabetical-index-mark-end text:id="IMark9920840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9955576"/>--no-index-database<text:alphabetical-index-mark-end text:id="IMark69955576"/></text:p>
      <text:p text:style-name="Option_20_Start">Do not store index database for created archives.</text:p>
      <text:h text:style-name="P90" text:outline-level="3"><text:bookmark-start text:name="__RefHeading__10437_873480820"/><text:span text:style-name="T24">Continuous</text:span> database<text:bookmark-end text:name="__RefHeading__10437_873480820"/></text:h>
      <text:p text:style-name="Option_20_title"><text:alphabetical-index-mark-start text:id="IMark58960648"/>--<text:span text:style-name="T24">continuous-database</text:span><text:alphabetical-index-mark-end text:id="IMark58960648"/><text:span text:style-name="T24">=&lt;file name&gt;</text:span></text:p>
      <text:p text:style-name="P65">Specify the file name of the internal <text:span text:style-name="T24">continuous</text:span> database. Default is <text:span text:style-name="T24">empty to keep the database file in memory only.</text:span></text:p>
      <text:p text:style-name="P49">--<text:span text:style-name="T24">continuous-max-size=&lt;size&gt;</text:span></text:p>
      <text:p text:style-name="P50">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69955576"/>--log<text:alphabetical-index-mark-end text:id="IMark6995557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8331320"/>--log-file<text:alphabetical-index-mark-end text:id="IMark4833132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9430616"/>--log-post-command<text:alphabetical-index-mark-end text:id="IMark594306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48359032"/>--config<text:alphabetical-index-mark-end text:id="IMark48359032"/>=&lt;file name&gt;</text:p>
      <text:p text:style-name="Option_20_Start">Read configuration from the specified file.</text:p>
      <text:p text:style-name="Option_20_title"><text:alphabetical-index-mark-start text:id="IMark75151864"/>--tmp-directory<text:alphabetical-index-mark-end text:id="IMark75151864"/>=&lt;path&gt;</text:p>
      <text:p text:style-name="Option_20_Start">Use the specified directory for temporary files.</text:p>
      <text:p text:style-name="Option_20_title"><text:alphabetical-index-mark-start text:id="IMark58960440"/>--max-tmp-size<text:alphabetical-index-mark-end text:id="IMark58960440"/>=&lt;size&gt;</text:p>
      <text:p text:style-name="P65">Use max. specified size for temporary files. If the space is occupied pause creating new files.</text:p>
      <text:p text:style-name="Option_20_title"><text:alphabetical-index-mark-start text:id="IMark51088648"/>--directory<text:alphabetical-index-mark-end text:id="IMark51088648"/>=&lt;path&gt;, <text:alphabetical-index-mark-start text:id="IMark48331320"/>-C<text:alphabetical-index-mark-end text:id="IMark48331320"/>=&lt;path&gt;</text:p>
      <text:p text:style-name="Option_20_Start">Change to directory.</text:p>
      <text:p text:style-name="Option_20_title"><text:soft-page-break/><text:alphabetical-index-mark-start text:id="IMark73883736"/>--pid-file<text:alphabetical-index-mark-end text:id="IMark7388373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69371704"/>--group<text:alphabetical-index-mark-end text:id="IMark69371704"/>, <text:alphabetical-index-mark-start text:id="IMark74720616"/>-g<text:alphabetical-index-mark-end text:id="IMark74720616"/></text:p>
      <text:p text:style-name="Option_20_Start">Group files when listing archive content. </text:p>
      <text:p text:style-name="Option_20_title"><text:alphabetical-index-mark-start text:id="IMark75152808"/>--all<text:alphabetical-index-mark-end text:id="IMark75152808"/></text:p>
      <text:p text:style-name="Option_20_Start">Show all files, not only the newest version of a file when listing archive content.</text:p>
      <text:p text:style-name="Option_20_title"><text:alphabetical-index-mark-start text:id="IMark68217464"/>--long-format<text:alphabetical-index-mark-end text:id="IMark68217464"/>, <text:alphabetical-index-mark-start text:id="IMark69454472"/>-L<text:alphabetical-index-mark-end text:id="IMark69454472"/></text:p>
      <text:p text:style-name="Option_20_Start">Use long output format when listing archive content.</text:p>
      <text:p text:style-name="Option_20_title"><text:alphabetical-index-mark-start text:id="IMark69038856"/>--human-format<text:alphabetical-index-mark-end text:id="IMark69038856"/>, <text:alphabetical-index-mark-start text:id="IMark47342808"/>-H<text:alphabetical-index-mark-end text:id="IMark47342808"/></text:p>
      <text:p text:style-name="Option_20_Start">Print sizes in human readable format (number and unit) instead of bytes.</text:p>
      <text:p text:style-name="Option_20_title"><text:alphabetical-index-mark-start text:id="IMark69043080"/>--numeric-uid-gid<text:alphabetical-index-mark-end text:id="IMark69043080"/></text:p>
      <text:p text:style-name="Option_20_Start">Print user/group ids as numbers instead resolved names.</text:p>
      <text:p text:style-name="Option_20_title"><text:alphabetical-index-mark-start text:id="IMark73625496"/>--numeric-permission<text:alphabetical-index-mark-end text:id="IMark73625496"/></text:p>
      <text:p text:style-name="Option_20_Start">Print file/directory permissions as octal numbers instead of permission text flags.</text:p>
      <text:p text:style-name="Option_20_title"><text:alphabetical-index-mark-start text:id="IMark75148216"/>--no-header-footer<text:alphabetical-index-mark-end text:id="IMark75148216"/></text:p>
      <text:p text:style-name="Option_20_Start">Suppress output of header/footer when listing archive content.</text:p>
      <text:p text:style-name="Option_20_title"><text:alphabetical-index-mark-start text:id="IMark48359032"/>--delete-old-archive-files<text:alphabetical-index-mark-end text:id="IMark48359032"/></text:p>
      <text:p text:style-name="Option_20_Start">Delete all old archive files after creating new archive files.</text:p>
      <text:p text:style-name="Option_20_title"><text:alphabetical-index-mark-start text:id="IMark75151864"/>--ignore-no-backup-file<text:alphabetical-index-mark-end text:id="IMark75151864"/></text:p>
      <text:p text:style-name="Option_20_Start">Ignore <text:span text:style-name="Filename">.nobackup</text:span>/<text:span text:style-name="Filename">.NOBACKUP</text:span> file and store directories containing this file, too.</text:p>
      <text:p text:style-name="Option_20_title"><text:alphabetical-index-mark-start text:id="IMark58960440"/>--ignore-no-dump<text:alphabetical-index-mark-end text:id="IMark5896044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9043080"/>--skip-unreadable <text:alphabetical-index-mark-end text:id="IMark69043080"/></text:p>
      <text:p text:style-name="Option_20_Start">Skip unreadable files instead of reporting an error.</text:p>
      <text:p text:style-name="Option_20_title"><text:alphabetical-index-mark-start text:id="IMark73625496"/>--force-delta-compression<text:alphabetical-index-mark-end text:id="IMark73625496"/></text:p>
      <text:p text:style-name="Option_20_Start">Enable forced delta compression. If no delta compression can be used an error is reported instead of a warning only.</text:p>
      <text:p text:style-name="Option_20_title"><text:alphabetical-index-mark-start text:id="IMark75148216"/>--raw-images<text:alphabetical-index-mark-end text:id="IMark75148216"/></text:p>
      <text:p text:style-name="Option_20_Start">Store all blocks of a disk in an archive instead of storing only used blocks by the file system.</text:p>
      <text:p text:style-name="Option_20_note"><text:soft-page-break/>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47625720"/>--no-fragments-check<text:alphabetical-index-mark-end text:id="IMark47625720"/></text:p>
      <text:p text:style-name="Option_20_Start">Do not check if a fragmented file is complete.</text:p>
      <text:p text:style-name="Option_20_title"><text:alphabetical-index-mark-start text:id="IMark68217464"/>--archive-file-mode<text:alphabetical-index-mark-end text:id="IMark6821746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69043080"/>--overwrite-archive-files<text:alphabetical-index-mark-end text:id="IMark69043080"/>, <text:alphabetical-index-mark-start text:id="IMark74965432"/>-o<text:alphabetical-index-mark-end text:id="IMark74965432"/></text:p>
      <text:p text:style-name="P69">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74720616"/>--overwrite-files<text:alphabetical-index-mark-end text:id="IMark74720616"/></text:p>
      <text:p text:style-name="Option_20_Start">Overwrite existing files when restoring files instead of reporting an error.</text:p>
      <text:p text:style-name="Option_20_title"><text:alphabetical-index-mark-start text:id="IMark75152808"/>--wait-first-volume<text:alphabetical-index-mark-end text:id="IMark7515280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69454472"/>--dry-run<text:alphabetical-index-mark-end text:id="IMark6945447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8960440"/>--no-storage<text:alphabetical-index-mark-end text:id="IMark5896044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48331320"/>--no-bar-on-medium<text:alphabetical-index-mark-end text:id="IMark4833132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74965432"/>--<text:span text:style-name="T70">no-stop-on-error</text:span><text:alphabetical-index-mark-end text:id="IMark74965432"/></text:p>
      <text:p text:style-name="Option_20_Start">Do not store operation when an error occurre. Try to continue with remaining store/restore.</text:p>
      <text:p text:style-name="Option_20_title"><text:alphabetical-index-mark-start text:id="IMark59430616"/>--no-default-config<text:alphabetical-index-mark-end text:id="IMark59430616"/></text:p>
      <text:p text:style-name="Option_20_Start">Do not read personal configuration file <text:span text:style-name="Filename"><text:span text:style-name="T11">~/.bar/bar.cfg</text:span></text:span><text:span text:style-name="T1">.</text:span></text:p>
      <text:p text:style-name="Option_20_title"><text:alphabetical-index-mark-start text:id="IMark48375288"/><text:span text:style-name="T1">--volume-size</text:span><text:alphabetical-index-mark-end text:id="IMark48375288"/><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75148216"/>--ecc<text:alphabetical-index-mark-end text:id="IMark75148216"/></text:p>
      <text:p text:style-name="Option_20_Start">Enable generation of error correction codes when creating CD/DVD/BD or device images. For CDs/DVDs/BDs the external tool <text:span text:style-name="T1">dvdisaster</text:span><text:span text:style-name="T5"> is required.</text:span></text:p>
      <text:p text:style-name="P35"><text:alphabetical-index-mark-start text:id="IMark47625720"/>--always-create-image<text:alphabetical-index-mark-end text:id="IMark47625720"/></text:p>
      <text:p text:style-name="Option_20_Start">Enable always generate an image file for CDs/DVDs/BDs or devices. Usually image files are only generated when error correction codes should be added.</text:p>
      <text:p text:style-name="P37"><text:alphabetical-index-mark-start text:id="IMark69454472"/>--blank<text:alphabetical-index-mark-end text:id="IMark69454472"/></text:p>
      <text:p text:style-name="Option_20_Start">Blank CD/DVD/BD medium before writing.</text:p>
      <text:p text:style-name="Option_20_title"><text:alphabetical-index-mark-start text:id="IMark67543416"/><text:alphabetical-index-mark-start text:id="IMark58960440"/>--quiet<text:alphabetical-index-mark-end text:id="IMark58960440"/><text:alphabetical-index-mark-end text:id="IMark67543416"/></text:p>
      <text:p text:style-name="Option_20_Start">Be quiet and suppress any output.</text:p>
      <text:p text:style-name="Option_20_title"><text:alphabetical-index-mark-start text:id="IMark73883736"/>--verbose<text:alphabetical-index-mark-end text:id="IMark7388373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2">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59431032"/>--version<text:alphabetical-index-mark-end text:id="IMark59431032"/></text:p>
      <text:p text:style-name="Option_20_Start">Output version of <text:span text:style-name="Name">BAR</text:span>.</text:p>
      <text:p text:style-name="Option_20_title"><text:alphabetical-index-mark-start text:id="IMark58960440"/>--help<text:alphabetical-index-mark-end text:id="IMark58960440"/>, <text:alphabetical-index-mark-start text:id="IMark68217464"/>-h<text:alphabetical-index-mark-end text:id="IMark68217464"/></text:p>
      <text:p text:style-name="Option_20_Start">Output help to options.</text:p>
      <text:p text:style-name="Option_20_title"><text:alphabetical-index-mark-start text:id="IMark69043080"/>--xhelp<text:alphabetical-index-mark-end text:id="IMark69043080"/></text:p>
      <text:p text:style-name="Option_20_Start">Output help to extended options.</text:p>
      <text:p text:style-name="Option_20_title"><text:alphabetical-index-mark-start text:id="IMark51088648"/>--help-internal<text:alphabetical-index-mark-end text:id="IMark5108864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48375288"/>archive-name<text:alphabetical-index-mark-end text:id="IMark48375288"/>=&lt;name&gt;</text:p>
      <text:p text:style-name="Option_20_Start">Specify the archive name. Usually this configuration entry is only found in job files.</text:p>
      <text:p text:style-name="Option_20_title"><text:alphabetical-index-mark-start text:id="IMark69454472"/>archive-type<text:alphabetical-index-mark-end text:id="IMark69454472"/>=normal|full|incremental|differential</text:p>
      <text:p text:style-name="Option_20_Start">Specify the archive type to create. Usually this configuration entry is only found in job files.</text:p>
      <text:p text:style-name="Option_20_title"><text:alphabetical-index-mark-start text:id="IMark67543416"/>crypt-password-mode<text:alphabetical-index-mark-end text:id="IMark67543416"/>=default|ask|config</text:p>
      <text:p text:style-name="Option_20_Start">Specify the password mode. Usually this configuration entry is only found in job files.</text:p>
      <text:p text:style-name="Option_20_title"><text:alphabetical-index-mark-start text:id="IMark73883736"/>include-file<text:alphabetical-index-mark-end text:id="IMark73883736"/>=&lt;pattern&gt;</text:p>
      <text:p text:style-name="Option_20_Start">Include matching entries into the created archive.</text:p>
      <text:p text:style-name="Option_20_title"><text:bookmark-start text:name="__DdeLink__12524_1674148630"/><text:alphabetical-index-mark-start text:id="IMark73625496"/>include-file-command<text:alphabetical-index-mark-end text:id="IMark7362549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69371704"/>include-image<text:alphabetical-index-mark-end text:id="IMark69371704"/>=&lt;pattern&gt;</text:p>
      <text:p text:style-name="Option_20_Start">Include matching devices as disk images into the created archive.</text:p>
      <text:p text:style-name="Option_20_title"><text:soft-page-break/><text:alphabetical-index-mark-start text:id="IMark75153848"/>include-image-command<text:alphabetical-index-mark-end text:id="IMark7515384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68217464"/>exclude<text:alphabetical-index-mark-end text:id="IMark6821746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69038856"/>exclude-command<text:alphabetical-index-mark-end text:id="IMark6903885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7</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7</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9</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12326498026090" text:continue-list="list6901110273439424199" text:style-name="L9">
        <text:list-item>
          <text:p text:style-name="P88">month names: Jan, Feb, Mar, Apr, May, Jun, Jul, Aug, Sept, Oct, Nov, Dec</text:p>
        </text:list-item>
        <text:list-item>
          <text:p text:style-name="P88">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3">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74720616"/><text:alphabetical-index-mark-start text:id="IMark47342808"/>--port<text:alphabetical-index-mark-end text:id="IMark47342808"/><text:alphabetical-index-mark-end text:id="IMark74720616"/>=&lt;n&gt;, <text:alphabetical-index-mark-start text:id="IMark48375288"/><text:alphabetical-index-mark-start text:id="IMark59431032"/>-p<text:alphabetical-index-mark-end text:id="IMark59431032"/><text:alphabetical-index-mark-end text:id="IMark48375288"/>=&lt;n&gt;<text:note text:id="ftn21" text:note-class="footnote"><text:note-citation>21</text:note-citation><text:note-body><text:p text:style-name="P45">A SSL encrypted connection may also be established on the plain server port.</text:p></text:note-body></text:note></text:p>
      <text:p text:style-name="Option_20_Start">Server port. Default is:: 38523.</text:p>
      <text:p text:style-name="Option_20_title"><text:alphabetical-index-mark-start text:id="IMark58960440"/><text:alphabetical-index-mark-start text:id="IMark48331320"/>--tls-port<text:alphabetical-index-mark-end text:id="IMark48331320"/><text:alphabetical-index-mark-end text:id="IMark58960440"/>=&lt;n&gt;</text:p>
      <text:p text:style-name="Option_20_Start">TLS server port. Default is: 38524.</text:p>
      <text:p text:style-name="Option_20_title"><text:soft-page-break/><text:alphabetical-index-mark-start text:id="IMark59604616"/>--password<text:alphabetical-index-mark-end text:id="IMark5960461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9300552"/>--login-dialog<text:alphabetical-index-mark-end text:id="IMark49300552"/></text:p>
      <text:p text:style-name="Option_20_Start">Force to open the login dialog.</text:p>
      <text:p text:style-name="Option_20_title"><text:alphabetical-index-mark-start text:id="IMark47625720"/><text:alphabetical-index-mark-start text:id="IMark67882840"/>--key-file<text:alphabetical-index-mark-end text:id="IMark67882840"/><text:alphabetical-index-mark-end text:id="IMark4762572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9431032"/><text:span text:style-name="Filename"><text:span text:style-name="T5">--</text:span></text:span><text:span text:style-name="Filename"><text:span text:style-name="T10">force-ssl</text:span></text:span><text:alphabetical-index-mark-end text:id="IMark59431032"/></text:p>
      <text:p text:style-name="Option_20_Start"><text:span text:style-name="Filename"><text:span text:style-name="T66">Force SSL connection</text:span></text:span></text:p>
      <text:p text:style-name="Option_20_title"><text:alphabetical-index-mark-start text:id="IMark68217464"/>--select-job<text:alphabetical-index-mark-end text:id="IMark68217464"/>=&lt;name&gt;</text:p>
      <text:p text:style-name="Option_20_Start">Select a job in the status tab.</text:p>
      <text:p text:style-name="Option_20_title"><text:alphabetical-index-mark-start text:id="IMark58960440"/><text:alphabetical-index-mark-start text:id="IMark48334120"/>--job<text:alphabetical-index-mark-end text:id="IMark48334120"/><text:alphabetical-index-mark-end text:id="IMark58960440"/>=&lt;name&gt;, <text:alphabetical-index-mark-start text:id="IMark74965432"/><text:alphabetical-index-mark-start text:id="IMark73883736"/>-j<text:alphabetical-index-mark-end text:id="IMark73883736"/><text:alphabetical-index-mark-end text:id="IMark74965432"/>=&lt;name&gt;</text:p>
      <text:p text:style-name="P66">Start execution of job &lt;name&gt; and terminate <text:span text:style-name="Command"><text:span text:style-name="T26">BARC</text:span></text:span><text:span text:style-name="Command">ontrol</text:span>.</text:p>
      <text:p text:style-name="Option_20_title"><text:alphabetical-index-mark-start text:id="IMark49300552"/>--archive-type<text:alphabetical-index-mark-end text:id="IMark49300552"/>=&lt;mode&gt;</text:p>
      <text:p text:style-name="Option_20_Start">Set job mode: normal, full, incremental, differential. Default is: normal.</text:p>
      <text:p text:style-name="Option_20_title"><text:alphabetical-index-mark-start text:id="IMark47625720"/><text:alphabetical-index-mark-start text:id="IMark48359032"/>--abort<text:alphabetical-index-mark-end text:id="IMark48359032"/><text:alphabetical-index-mark-end text:id="IMark47625720"/>=&lt;name&gt;</text:p>
      <text:p text:style-name="P66">Abort execution of job &lt;name&gt; and terminate <text:span text:style-name="Command"><text:span text:style-name="T26">BARC</text:span></text:span><text:span text:style-name="Command">ontrol</text:span>.</text:p>
      <text:p text:style-name="Option_20_title"><text:alphabetical-index-mark-start text:id="IMark47342808"/>--pause<text:alphabetical-index-mark-end text:id="IMark47342808"/>=&lt;n&gt;, <text:alphabetical-index-mark-start text:id="IMark69043080"/>-t<text:alphabetical-index-mark-end text:id="IMark69043080"/>=&lt;n&gt;</text:p>
      <text:p text:style-name="P66">Pause job execution for &lt;n&gt; seconds and terminate <text:span text:style-name="Command"><text:span text:style-name="T26">BARC</text:span></text:span><text:span text:style-name="Command">ontrol</text:span>.</text:p>
      <text:p text:style-name="Option_20_title"><text:alphabetical-index-mark-start text:id="IMark73883736"/>--ping<text:alphabetical-index-mark-end text:id="IMark73883736"/>, <text:alphabetical-index-mark-start text:id="IMark74965432"/>-i<text:alphabetical-index-mark-end text:id="IMark74965432"/></text:p>
      <text:p text:style-name="P66">Check connection to server and terminate <text:span text:style-name="Command"><text:span text:style-name="T26">BARC</text:span></text:span><text:span text:style-name="Command">ontrol</text:span>.</text:p>
      <text:p text:style-name="Option_20_title"><text:alphabetical-index-mark-start text:id="IMark75148216"/>--suspend<text:alphabetical-index-mark-end text:id="IMark75148216"/>, <text:alphabetical-index-mark-start text:id="IMark69038856"/>-s<text:alphabetical-index-mark-end text:id="IMark69038856"/></text:p>
      <text:p text:style-name="P66">Suspend job execution and terminate <text:span text:style-name="Command"><text:span text:style-name="T26">BARC</text:span></text:span><text:span text:style-name="Command">ontrol</text:span>.</text:p>
      <text:p text:style-name="Option_20_title"><text:alphabetical-index-mark-start text:id="IMark47625720"/>--continue<text:alphabetical-index-mark-end text:id="IMark47625720"/>, <text:alphabetical-index-mark-start text:id="IMark48375288"/>-c<text:alphabetical-index-mark-end text:id="IMark48375288"/></text:p>
      <text:p text:style-name="P66">Continue job execution and terminate <text:span text:style-name="Command"><text:span text:style-name="T26">BARC</text:span></text:span><text:span text:style-name="Command">ontrol</text:span>.</text:p>
      <text:p text:style-name="Option_20_title"><text:alphabetical-index-mark-start text:id="IMark68217464"/>--list<text:alphabetical-index-mark-end text:id="IMark68217464"/>, <text:alphabetical-index-mark-start text:id="IMark67543416"/>-l<text:alphabetical-index-mark-end text:id="IMark67543416"/></text:p>
      <text:p text:style-name="P66">List jobs and terminate <text:span text:style-name="Command"><text:span text:style-name="T26">BARC</text:span></text:span><text:span text:style-name="Command">ontrol</text:span>.</text:p>
      <text:p text:style-name="P36"><text:alphabetical-index-mark-start text:id="IMark48334120"/>--index-database-add<text:alphabetical-index-mark-end text:id="IMark48334120"/>=<text:span text:style-name="T27">&lt;pattern&gt;</text:span></text:p>
      <text:p text:style-name="P67">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6"><text:alphabetical-index-mark-start text:id="IMark49300552"/>--index-database-remove<text:alphabetical-index-mark-end text:id="IMark49300552"/>=<text:span text:style-name="T27">&lt;pattern&gt;</text:span></text:p>
      <text:p text:style-name="P67">Remove storage archive from <text:span text:style-name="T27">the </text:span>index database and terminate <text:span text:style-name="Command"><text:span text:style-name="T26">BARC</text:span></text:span><text:span text:style-name="Command">ontrol</text:span>.</text:p>
      <text:p text:style-name="P36"><text:soft-page-break/><text:alphabetical-index-mark-start text:id="IMark59431032"/>--<text:span text:style-name="T27">index-database-refresh</text:span><text:alphabetical-index-mark-end text:id="IMark59431032"/><text:span text:style-name="T27">=&lt;pattern&gt;</text:span></text:p>
      <text:p text:style-name="P68">Refresh storage archives in the index database and terminate <text:span text:style-name="Command"><text:span text:style-name="T26">BARC</text:span></text:span><text:span text:style-name="Command">ontrol</text:span>.</text:p>
      <text:p text:style-name="P36"><text:alphabetical-index-mark-start text:id="IMark48334120"/>--<text:span text:style-name="T66">index-database-entities-list</text:span><text:alphabetical-index-mark-end text:id="IMark48334120"/><text:span text:style-name="T66">=&lt;name&gt;, </text:span><text:alphabetical-index-mark-start text:id="IMark58960440"/><text:span text:style-name="T66">-n</text:span><text:alphabetical-index-mark-end text:id="IMark58960440"/><text:span text:style-name="T66">=&lt;name&gt;</text:span></text:p>
      <text:p text:style-name="P70">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6"><text:alphabetical-index-mark-start text:id="IMark48359032"/>--index-database-storage<text:span text:style-name="T66">s</text:span>-list<text:alphabetical-index-mark-end text:id="IMark48359032"/>=&lt;<text:span text:style-name="T27">name</text:span>&gt;, <text:alphabetical-index-mark-start text:id="IMark48375288"/>-<text:span text:style-name="T27">a</text:span><text:alphabetical-index-mark-end text:id="IMark48375288"/><text:span text:style-name="T27">=&lt;names&gt;</text:span></text:p>
      <text:p text:style-name="P67">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6"><text:alphabetical-index-mark-start text:id="IMark69454472"/>--index-database-entries-list<text:alphabetical-index-mark-end text:id="IMark69454472"/>=&lt;pattern&gt;, <text:alphabetical-index-mark-start text:id="IMark48331320"/>-<text:span text:style-name="T27">e</text:span><text:alphabetical-index-mark-end text:id="IMark48331320"/><text:span text:style-name="T27">=&lt;name&gt;</text:span></text:p>
      <text:p text:style-name="P67">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73625496"/>--restore<text:alphabetical-index-mark-end text:id="IMark73625496"/>=&lt;name&gt;</text:p>
      <text:p text:style-name="Option_20_Start">Restore storage with name &lt;name&gt;</text:p>
      <text:p text:style-name="Option_20_title"><text:alphabetical-index-mark-start text:id="IMark48359032"/>--destination<text:alphabetical-index-mark-end text:id="IMark48359032"/>=&lt;directory&gt;</text:p>
      <text:p text:style-name="Option_20_Start">Selected destination directory for restore.</text:p>
      <text:p text:style-name="Option_20_title"><text:alphabetical-index-mark-start text:id="IMark75153848"/>--overwrite-entries<text:alphabetical-index-mark-end text:id="IMark75153848"/></text:p>
      <text:p text:style-name="Option_20_Start">Enable overwrite existing entries on restore.</text:p>
      <text:p text:style-name="Option_20_title"><text:alphabetical-index-mark-start text:id="IMark67543416"/>--version<text:alphabetical-index-mark-end text:id="IMark67543416"/></text:p>
      <text:p text:style-name="P66">Output version of <text:span text:style-name="Command"><text:span text:style-name="T26">BARC</text:span></text:span><text:span text:style-name="Command">ontrol</text:span>.</text:p>
      <text:p text:style-name="Option_20_title"><text:alphabetical-index-mark-start text:id="IMark58960440"/>--help<text:alphabetical-index-mark-end text:id="IMark58960440"/>, <text:alphabetical-index-mark-start text:id="IMark59430616"/>-h<text:alphabetical-index-mark-end text:id="IMark594306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3"><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48334120"/>pause-create<text:alphabetical-index-mark-end text:id="IMark48334120"/>=yes|no</text:p>
      <text:p text:style-name="Configuration">Pause creating new archive files when pause-button is pressed.</text:p>
      <text:p text:style-name="Configuration_20_title"><text:alphabetical-index-mark-start text:id="IMark75148216"/>pause-storage<text:alphabetical-index-mark-end text:id="IMark75148216"/>=yes|no</text:p>
      <text:p text:style-name="Configuration">Pause storage of archive files when pause-button is pressed.</text:p>
      <text:p text:style-name="Configuration_20_title"><text:alphabetical-index-mark-start text:id="IMark49300552"/>pause-restore<text:alphabetical-index-mark-end text:id="IMark49300552"/>=yes|no</text:p>
      <text:p text:style-name="Configuration">Pause restoring archive files when pause-button is pressed.</text:p>
      <text:p text:style-name="Configuration_20_title"><text:alphabetical-index-mark-start text:id="IMark48375288"/>pause-index-database-update<text:alphabetical-index-mark-end text:id="IMark48375288"/>=yes|no</text:p>
      <text:p text:style-name="Configuration">Pause automatic update index database when pause-button is pressed.</text:p>
      <text:p text:style-name="Configuration_20_title"><text:alphabetical-index-mark-start text:id="IMark68381080"/>server<text:alphabetical-index-mark-end text:id="IMark68381080"/>=&lt;name&gt;</text:p>
      <text:p text:style-name="Configuration">Name of computer running a <text:span text:style-name="Name">BAR</text:span> server daemon.</text:p>
      <text:p text:style-name="Configuration_20_title"><text:soft-page-break/><text:alphabetical-index-mark-start text:id="IMark58960648"/>server-password<text:alphabetical-index-mark-end text:id="IMark58960648"/>=&lt;password&gt;</text:p>
      <text:p text:style-name="Configuration"><text:span text:style-name="Name">BAR</text:span> server daemon password.</text:p>
      <text:p text:style-name="Configuration_20_title"><text:alphabetical-index-mark-start text:id="IMark73883736"/>server-port<text:alphabetical-index-mark-end text:id="IMark73883736"/>=&lt;n&gt;</text:p>
      <text:p text:style-name="Configuration"><text:span text:style-name="Name">BAR</text:span> server port number for plain network connections.</text:p>
      <text:p text:style-name="Configuration_20_title"><text:alphabetical-index-mark-start text:id="IMark59604616"/>server-tls-port<text:alphabetical-index-mark-end text:id="IMark59604616"/>=&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67882840"/><text:span text:style-name="T1">chunks</text:span><text:alphabetical-index-mark-end text:id="IMark6788284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6</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4"/>
      <text:p text:style-name="Text_20_body_20_Start">A single chunk have the structure:</text:p>
      <text:list xml:id="list6544495002965609570" text:style-name="L10">
        <text:list-item>
          <text:p text:style-name="P129">id (4 characters)</text:p>
        </text:list-item>
      </text:list>
      <text:list xml:id="list212328285942340" text:continue-list="list212326523390607" text:style-name="List_20_1">
        <text:list-item>
          <text:p text:style-name="List_20_1">size (uint64)</text:p>
        </text:list-item>
      </text:list>
      <text:list xml:id="list212328357005260" text:continue-list="list6544495002965609570" text:style-name="L10">
        <text:list-item>
          <text:p text:style-name="P117">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95">zstd<text:note text:id="ftn0" text:note-class="footnote"><text:note-citation>24</text:note-citation><text:note-body><text:p text:style-name="P120">Zstd may only be available from the source repository. See [<text:reference-ref text:reference-format="text" text:ref-name="Zstd">Zstd</text:reference-ref>].</text:p></text:note-body></text:note></text:p>
          </table:table-cell>
          <table:table-cell table:style-name="Packages.A2" office:value-type="string">
            <text:p text:style-name="P96">optional</text:p>
          </table:table-cell>
          <table:table-cell table:style-name="Packages.C2" office:value-type="string">
            <text:p text:style-name="P95">zstd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4" text:note-class="footnote"><text:note-citation>25</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4">25</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6</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6"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P133"><text:s text:c="2"/><text:span text:style-name="T77">zstd</text:span> compression <text:s/>: yes (1.<text:span text:style-name="T77">3</text:span>.<text:span text:style-name="T77">2</text:span>)</text:p>
      <text:p text:style-name="P133"><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text:soft-page-break/></text:p>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text:soft-page-break/>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82629129065751282"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12327995261858"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12327359402856" text:continue-list="list21232724576239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12326778662372"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7">lz4</text:span></text:span><text:span text:style-name="Command">, </text:span><text:span text:style-name="Command"><text:span text:style-name="T77">and zstd</text:span></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7">zstd-0</text:span></text:span> or <text:span text:style-name="Option">zip1</text:span>.</text:p>
      <text:list xml:id="list212327573855079"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1232796829660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212327239224771" text:continue-numbering="true" text:style-name="Numbering_20_5">
        <text:list-item>
          <text:p text:style-name="Question">I cannot establish a TLS/SSL connection with BARControl.</text:p>
        </text:list-item>
      </text:list>
      <text:p text:style-name="P51">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1232819550962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12326686278759"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12326450429413"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12328140860906"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1232791829879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21232839229088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12327281861106"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7</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212326425320057"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7</text:bookmark-ref>) or place some # into the archive file name where you want to have the generated part number.</text:p>
      <text:list xml:id="list21232704728026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1232711883972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12328154983013"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12327877019518"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12326961012098"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1232636564803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1232821092995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21232701508588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1232771455711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12326499785212" text:continue-numbering="true" text:style-name="Numbering_20_5">
        <text:list-item>
          <text:p text:style-name="Question">Can I store BAR archives on a Samba<text:note text:id="ftn29"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212328254632950" text:continue-numbering="true" text:style-name="Numbering_20_5">
        <text:list-item>
          <text:p text:style-name="Question">BARControl does not start on my system. I get the error “No more handles [gtk_init_check() failed]”. What is wrong?</text:p>
        </text:list-item>
      </text:list>
      <text:p text:style-name="P51">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1232786032374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1">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212326598527528" text:continue-numbering="true" text:style-name="Numbering_20_5">
        <text:list-item>
          <text:p text:style-name="Question">Can I automate the login with BARControl?</text:p>
        </text:list-item>
      </text:list>
      <text:p text:style-name="P51">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12326472489605" text:continue-numbering="true" text:style-name="Numbering_20_5">
        <text:list-item>
          <text:p text:style-name="Question"><text:soft-page-break/>BAR server is running with the Linux root account on my system. Is it required that BARControl is also running as root?</text:p>
        </text:list-item>
      </text:list>
      <text:p text:style-name="P51">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1232812398043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1">When <text:span text:style-name="Name">BAR</text:span> (in daemon mode) is requested by <text:span text:style-name="Command"><text:span text:style-name="T26">BARC</text:span></text:span><text:span text:style-name="Command">ontrol</text:span> to create an encrypted archive the pass phrase is cached internally in <text:span text:style-name="Name">BAR</text:span><text:note text:id="ftn30" text:note-class="footnote"><text:note-citation>3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212326449900123" text:continue-numbering="true" text:style-name="Numbering_20_5">
        <text:list-item>
          <text:p text:style-name="Question">Sometimes when I create an archive I see in the progress bars of BARControl numbers over 100%. How can this happen?</text:p>
        </text:list-item>
      </text:list>
      <text:p text:style-name="P51">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1232639693688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232763470461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1232747090814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12326834258877" text:continue-numbering="true" text:style-name="Numbering_20_5">
        <text:list-item>
          <text:p text:style-name="Question"><text:soft-page-break/><text:span text:style-name="Command">Is the graphical front end available as a separated package?</text:span></text:p>
        </text:list-item>
      </text:list>
      <text:p text:style-name="P51">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21232671619941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1232694727034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1232772826254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12326419258246" text:continue-numbering="true" text:style-name="Numbering_20_5">
        <text:list-item>
          <text:p text:style-name="P132">A full backup is expired and was purged. Is it useful to keep the following incremental backups?</text:p>
        </text:list-item>
      </text:list>
      <text:p text:style-name="P52">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2">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8332214422212880455" text:style-name="L11">
        <text:list-item>
          <text:p text:style-name="P130">version number of <text:span text:style-name="Name">BAR</text:span></text:p>
        </text:list-item>
      </text:list>
      <text:list xml:id="list212327287462323" text:continue-list="list212328285942340" text:style-name="List_20_1">
        <text:list-item>
          <text:p text:style-name="List_20_1">description of your system environment (Linux distribution and version, CPU information)</text:p>
        </text:list-item>
        <text:list-item>
          <text:p text:style-name="List_20_1"><text:soft-page-break/>if you used a pre-compiled version and which package or a self-compiled source-version</text:p>
        </text:list-item>
        <text:list-item>
          <text:p text:style-name="List_20_1">steps to trigger the bug</text:p>
        </text:list-item>
      </text:list>
      <text:list xml:id="list212327832039791" text:continue-list="list8332214422212880455" text:style-name="L11">
        <text:list-item>
          <text:p text:style-name="P118">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2"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6">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12328214410348" text:continue-list="list212327287462323"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12326711519741"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3"><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212327729842352"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7"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111"><text:reference-mark-start text:name="Zstd"/>Zstd<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8"/>
      <text:p text:style-name="P2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1">--abort<text:tab/>65</text:p>
          <text:p text:style-name="P81">--all<text:tab/>56</text:p>
          <text:p text:style-name="P81">--always-create-image<text:tab/>58</text:p>
          <text:p text:style-name="P81">--archive-file-mode<text:tab/>57</text:p>
          <text:p text:style-name="P81">--archive-part-size<text:tab/>46</text:p>
          <text:p text:style-name="P81">--archive-type<text:tab/>65</text:p>
          <text:p text:style-name="P81">--bd-blank-command<text:tab/>50</text:p>
          <text:p text:style-name="P81">--bd-device<text:tab/>49</text:p>
          <text:p text:style-name="P81">--bd-ecc-command<text:tab/>50</text:p>
          <text:p text:style-name="P81">--bd-ecc-post-command<text:tab/>50</text:p>
          <text:p text:style-name="P81">--bd-ecc-pre-command<text:tab/>50</text:p>
          <text:p text:style-name="P81">--bd-image-command<text:tab/>50</text:p>
          <text:p text:style-name="P81">--bd-image-post-command<text:tab/>49</text:p>
          <text:p text:style-name="P81">--bd-image-pre-command<text:tab/>49</text:p>
          <text:p text:style-name="P81">--bd-load-volume-command<text:tab/>49</text:p>
          <text:p text:style-name="P81">--bd-request-volume-command<text:tab/>49</text:p>
          <text:p text:style-name="P81">--bd-unload-volume-command<text:tab/>49</text:p>
          <text:p text:style-name="P81">--bd-volume-size<text:tab/>49</text:p>
          <text:p text:style-name="P81">--bd-write-command<text:tab/>50</text:p>
          <text:p text:style-name="P81">--bd-write-image-command<text:tab/>50</text:p>
          <text:p text:style-name="P81">--bd-write-post-command<text:tab/>50</text:p>
          <text:p text:style-name="P81">--bd-write-pre-command<text:tab/>50</text:p>
          <text:p text:style-name="P81">--blank<text:tab/>58</text:p>
          <text:p text:style-name="P81">--cd-device<text:tab/>49</text:p>
          <text:p text:style-name="P81">--cd-ecc-command<text:tab/>50</text:p>
          <text:p text:style-name="P81">--cd-ecc-post-command<text:tab/>50</text:p>
          <text:p text:style-name="P81">--cd-ecc-pre-command<text:tab/>50</text:p>
          <text:p text:style-name="P81">--cd-image-command<text:tab/>50</text:p>
          <text:p text:style-name="P81">--cd-image-post-command<text:tab/>49</text:p>
          <text:p text:style-name="P81">--cd-image-pre-command<text:tab/>49</text:p>
          <text:p text:style-name="P81">--cd-load-volume-command<text:tab/>49</text:p>
          <text:p text:style-name="P81">--cd-request-volume-command<text:tab/>49</text:p>
          <text:p text:style-name="P81">--cd-unload-volume-command<text:tab/>49</text:p>
          <text:p text:style-name="P81">--cd-volume-size<text:tab/>49</text:p>
          <text:p text:style-name="P81">--cd-write-command<text:tab/>50</text:p>
          <text:p text:style-name="P81">--cd-write-image-command<text:tab/>50</text:p>
          <text:p text:style-name="P81">--cd-write-post-command<text:tab/>50</text:p>
          <text:p text:style-name="P81">--cd-write-pre-command<text:tab/>50</text:p>
          <text:p text:style-name="P81">--cd‑blank-command<text:tab/>50</text:p>
          <text:p text:style-name="P81">--compare<text:tab/>11, 39</text:p>
          <text:p text:style-name="P81">--compress-algorithm<text:tab/>14, 41</text:p>
          <text:p text:style-name="P81">--compress-exclude<text:tab/>45</text:p>
          <text:p text:style-name="P81">--compress-min-size<text:tab/>44</text:p>
          <text:p text:style-name="P81">--config<text:tab/>56</text:p>
          <text:p text:style-name="P81">--continue<text:tab/>65</text:p>
          <text:p text:style-name="P81">--continuous-database<text:tab/>55</text:p>
          <text:p text:style-name="P81">--create<text:tab/>9, 39</text:p>
          <text:p text:style-name="P81">--crypt-algorithm<text:tab/>45</text:p>
          <text:p text:style-name="P81">--crypt-new-password<text:tab/>46</text:p>
          <text:p text:style-name="P81">--crypt-password<text:tab/>46</text:p>
          <text:p text:style-name="P81">--crypt-private-key<text:tab/>46</text:p>
          <text:p text:style-name="P81">--crypt-public-key<text:tab/>46</text:p>
          <text:p text:style-name="P81">--crypt-type<text:tab/>45</text:p>
          <text:p text:style-name="P81">--daemon<text:tab/>52</text:p>
          <text:p text:style-name="P81">--delete-old-archive-files<text:tab/>56</text:p>
          <text:p text:style-name="P81">--destination<text:tab/>52, 65</text:p>
          <text:p text:style-name="P81">--device<text:tab/>50</text:p>
          <text:p text:style-name="P81">--device-blank-command<text:tab/>51</text:p>
          <text:p text:style-name="P81">--device-ecc-command<text:tab/>51</text:p>
          <text:p text:style-name="P81">--device-ecc-post-command<text:tab/>51</text:p>
          <text:p text:style-name="P81">--device-ecc-pre-command<text:tab/>51</text:p>
          <text:p text:style-name="P81">--device-image-command<text:tab/>51</text:p>
          <text:p text:style-name="P81">--device-image-post-command<text:tab/>51</text:p>
          <text:p text:style-name="P81">--device-image-pre-command<text:tab/>51</text:p>
          <text:p text:style-name="P81">--device-load-volume-command<text:tab/>51</text:p>
          <text:p text:style-name="P81">--device-request-volume-command<text:tab/>51</text:p>
          <text:p text:style-name="P81">--device-unload-volume-command<text:tab/>51</text:p>
          <text:p text:style-name="P81">--device-volume-size<text:tab/>51</text:p>
          <text:p text:style-name="P81">--device-write-command<text:tab/>52</text:p>
          <text:p text:style-name="P81">--device-write-post-command<text:tab/>52</text:p>
          <text:p text:style-name="P81">--device-write-pre-command<text:tab/>51</text:p>
          <text:p text:style-name="P81">--differential<text:tab/>41</text:p>
          <text:p text:style-name="P81">--directory<text:tab/>56</text:p>
          <text:p text:style-name="P81">--directory-strip<text:tab/>52</text:p>
          <text:p text:style-name="P81">--dry-run<text:tab/>57</text:p>
          <text:p text:style-name="P81">--dvd-blank-command<text:tab/>50</text:p>
          <text:p text:style-name="P81">--dvd-device<text:tab/>49</text:p>
          <text:p text:style-name="P81">--dvd-ecc-command<text:tab/>50</text:p>
          <text:p text:style-name="P81">--dvd-ecc-post-command<text:tab/>50</text:p>
          <text:p text:style-name="P81">--dvd-ecc-pre-command<text:tab/>50</text:p>
          <text:p text:style-name="P81">--dvd-image-command<text:tab/>50</text:p>
          <text:p text:style-name="P81">--dvd-image-post-command<text:tab/>49</text:p>
          <text:p text:style-name="P81">--dvd-image-pre-command<text:tab/>49</text:p>
          <text:p text:style-name="P81">--dvd-load-volume-command<text:tab/>49</text:p>
          <text:p text:style-name="P81">--dvd-request-volume-command<text:tab/>49</text:p>
          <text:p text:style-name="P81">--dvd-unload-volume-command<text:tab/>49</text:p>
          <text:p text:style-name="P81">--dvd-volume-size<text:tab/>49</text:p>
          <text:p text:style-name="P81">--dvd-write-command<text:tab/>50</text:p>
          <text:p text:style-name="P81">--dvd-write-image-command<text:tab/>50</text:p>
          <text:p text:style-name="P81">--dvd-write-post-command<text:tab/>50</text:p>
          <text:p text:style-name="P81">--dvd-write-pre-command<text:tab/>50</text:p>
          <text:p text:style-name="P81">--ecc<text:tab/>58</text:p>
          <text:p text:style-name="P81">--exclude<text:tab/>40</text:p>
          <text:p text:style-name="P81">--exclude-command<text:tab/>40</text:p>
          <text:p text:style-name="P81"><text:soft-page-break/>--extract<text:tab/>12, 39</text:p>
          <text:p text:style-name="P81">--file-write-post-command<text:tab/>46</text:p>
          <text:p text:style-name="P81">--file-write-pre-command<text:tab/>46</text:p>
          <text:p text:style-name="P81">--force-delta-compression<text:tab/>57</text:p>
          <text:p text:style-name="P81">--force-ssl<text:tab/>64</text:p>
          <text:p text:style-name="P81">--ftp-login-name<text:tab/>46</text:p>
          <text:p text:style-name="P81">--ftp-max-connections<text:tab/>47</text:p>
          <text:p text:style-name="P81">--ftp-max-storage-size<text:tab/>47</text:p>
          <text:p text:style-name="P81">--ftp-password<text:tab/>47</text:p>
          <text:p text:style-name="P81">--ftp-write-post-command<text:tab/>47</text:p>
          <text:p text:style-name="P81">--ftp-write-pre-command<text:tab/>47</text:p>
          <text:p text:style-name="P81">--full<text:tab/>41</text:p>
          <text:p text:style-name="P81">--generate-keys<text:tab/>39</text:p>
          <text:p text:style-name="P81">--generate-keys-bits<text:tab/>39</text:p>
          <text:p text:style-name="P81">--generate-keys-mode<text:tab/>40</text:p>
          <text:p text:style-name="P81">--group<text:tab/>56</text:p>
          <text:p text:style-name="P81">--help<text:tab/>59, 66</text:p>
          <text:p text:style-name="P81">--help-internal<text:tab/>59</text:p>
          <text:p text:style-name="P81">--human-format<text:tab/>56</text:p>
          <text:p text:style-name="P81">--ignore-no-backup-file<text:tab/>56</text:p>
          <text:p text:style-name="P81">--ignore-no-dump<text:tab/>57</text:p>
          <text:p text:style-name="P81">--image<text:tab/>39</text:p>
          <text:p text:style-name="P81">--include<text:tab/>40</text:p>
          <text:p text:style-name="P81">--include-command<text:tab/>40</text:p>
          <text:p text:style-name="P81">--incremental<text:tab/>41</text:p>
          <text:p text:style-name="P81">--incremental-list-file<text:tab/>41</text:p>
          <text:p text:style-name="P81">--index-database<text:tab/>54</text:p>
          <text:p text:style-name="P81">--index-database-add<text:tab/>65</text:p>
          <text:p text:style-name="P81">--index-database-auto-update<text:tab/>54</text:p>
          <text:p text:style-name="P81">--index-database-entities-list<text:tab/>65</text:p>
          <text:p text:style-name="P81">--index-database-entries-list<text:tab/>65</text:p>
          <text:p text:style-name="P81">--index-database-keep-time<text:tab/>54</text:p>
          <text:p text:style-name="P81">--index-database-max-band-width<text:tab/>54</text:p>
          <text:p text:style-name="P81">--index-database-refresh<text:tab/>65</text:p>
          <text:p text:style-name="P81">--index-database-remove<text:tab/>65</text:p>
          <text:p text:style-name="P81">--index-database-storages-list<text:tab/>65</text:p>
          <text:p text:style-name="P81">--job<text:tab/>64</text:p>
          <text:p text:style-name="P81">--key-file<text:tab/>64</text:p>
          <text:p text:style-name="P81">--list<text:tab/>10, 39, 65</text:p>
          <text:p text:style-name="P81">--log<text:tab/>55</text:p>
          <text:p text:style-name="P81">--log-file<text:tab/>55</text:p>
          <text:p text:style-name="P81">--log-post-command<text:tab/>55</text:p>
          <text:p text:style-name="P81">--login-dialog<text:tab/>64</text:p>
          <text:p text:style-name="P81">--long-format<text:tab/>56</text:p>
          <text:p text:style-name="P81">--max-band-width<text:tab/>53</text:p>
          <text:p text:style-name="P81">--max-tmp-size<text:tab/>56</text:p>
          <text:p text:style-name="P81">--mount<text:tab/>40p.</text:p>
          <text:p text:style-name="P81">--nice-level<text:tab/>53</text:p>
          <text:p text:style-name="P81">--no-bar-on-medium<text:tab/>58</text:p>
          <text:p text:style-name="P81">--no-default-config<text:tab/>58</text:p>
          <text:p text:style-name="P81">--no-detach<text:tab/>52</text:p>
          <text:p text:style-name="P81">--no-fragments-check<text:tab/>57</text:p>
          <text:p text:style-name="P81">--no-header-footer<text:tab/>56</text:p>
          <text:p text:style-name="P81">--no-index-database<text:tab/>54</text:p>
          <text:p text:style-name="P81">--no-stop-on-error<text:tab/>58</text:p>
          <text:p text:style-name="P81">--no-storage<text:tab/>57</text:p>
          <text:p text:style-name="P81">--normal<text:tab/>41</text:p>
          <text:p text:style-name="P81">--numeric-permission<text:tab/>56</text:p>
          <text:p text:style-name="P81">--numeric-uid-gid<text:tab/>56</text:p>
          <text:p text:style-name="P81">--overwrite-archive-files<text:tab/>57</text:p>
          <text:p text:style-name="P81">--overwrite-entries<text:tab/>66</text:p>
          <text:p text:style-name="P81">--overwrite-files<text:tab/>57</text:p>
          <text:p text:style-name="P81">--owner<text:tab/>52</text:p>
          <text:p text:style-name="P81">--password<text:tab/>64</text:p>
          <text:p text:style-name="P81">--pause<text:tab/>65</text:p>
          <text:p text:style-name="P81">--pid-file<text:tab/>56</text:p>
          <text:p text:style-name="P81">--ping<text:tab/>65</text:p>
          <text:p text:style-name="P81">--port<text:tab/>64</text:p>
          <text:p text:style-name="P81">--post-command<text:tab/>40</text:p>
          <text:p text:style-name="P81">--pre-command<text:tab/>40</text:p>
          <text:p text:style-name="P81">--quiet<text:tab/>58</text:p>
          <text:p text:style-name="P81">--raw-images<text:tab/>57</text:p>
          <text:p text:style-name="P81">--remote-bar-executable<text:tab/>53</text:p>
          <text:p text:style-name="P81">--restore<text:tab/>65</text:p>
          <text:p text:style-name="P81">--scp-write-post-command<text:tab/>48</text:p>
          <text:p text:style-name="P81">--scp-write-pre-command<text:tab/>48</text:p>
          <text:p text:style-name="P81">--select-job<text:tab/>64</text:p>
          <text:p text:style-name="P81">--server-ca-file<text:tab/>52</text:p>
          <text:p text:style-name="P81">--server-cert-file<text:tab/>52</text:p>
          <text:p text:style-name="P81">--server-jobs-directory<text:tab/>53</text:p>
          <text:p text:style-name="P81">--server-key-file<text:tab/>52</text:p>
          <text:p text:style-name="P81">--server-password<text:tab/>53</text:p>
          <text:p text:style-name="P81">--server-port<text:tab/>52</text:p>
          <text:p text:style-name="P81">--server-tls-port<text:tab/>52</text:p>
          <text:p text:style-name="P81">--sftp-write-post-command<text:tab/>48</text:p>
          <text:p text:style-name="P81">--sftp-write-pre-command<text:tab/>48</text:p>
          <text:p text:style-name="P81">--skip-unreadable<text:tab/>57</text:p>
          <text:p text:style-name="P81">--ssh-login-name<text:tab/>47</text:p>
          <text:p text:style-name="P81">--ssh-max-connections<text:tab/>47</text:p>
          <text:p text:style-name="P81">--ssh-max-storage-size<text:tab/>47</text:p>
          <text:p text:style-name="P81">--ssh-password<text:tab/>47</text:p>
          <text:p text:style-name="P81">--ssh-port<text:tab/>47</text:p>
          <text:p text:style-name="P81">--ssh-private-key<text:tab/>47</text:p>
          <text:p text:style-name="P81">--ssh-public-key<text:tab/>47</text:p>
          <text:p text:style-name="P81">--suspend<text:tab/>65</text:p>
          <text:p text:style-name="P81">--test<text:tab/>11, 39</text:p>
          <text:p text:style-name="P81">--tls-port<text:tab/>64</text:p>
          <text:p text:style-name="P81">--tmp-directory<text:tab/>56</text:p>
          <text:p text:style-name="P81">--verbose<text:tab/>58</text:p>
          <text:p text:style-name="P81">--version<text:tab/>59, 66</text:p>
          <text:p text:style-name="P81"><text:soft-page-break/>--volume-size<text:tab/>58</text:p>
          <text:p text:style-name="P81">--wait-first-volume<text:tab/>57</text:p>
          <text:p text:style-name="P81">--webdav-login<text:tab/>48</text:p>
          <text:p text:style-name="P81">--webdav-max-connections<text:tab/>48</text:p>
          <text:p text:style-name="P81">--webdav-max-storage-size<text:tab/>48</text:p>
          <text:p text:style-name="P81">--webdav-password<text:tab/>48</text:p>
          <text:p text:style-name="P81">--webdav-write-post-command<text:tab/>48</text:p>
          <text:p text:style-name="P81">--webdav-write-pre-command<text:tab/>48</text:p>
          <text:p text:style-name="P81">--xhelp<text:tab/>59</text:p>
          <text:p text:style-name="P81">-!<text:tab/>40</text:p>
          <text:p text:style-name="P81">-#<text:tab/>40</text:p>
          <text:p text:style-name="P81">-a<text:tab/>65</text:p>
          <text:p text:style-name="P81">-c<text:tab/>39, 65</text:p>
          <text:p text:style-name="P81">-C<text:tab/>56</text:p>
          <text:p text:style-name="P81">-d<text:tab/>39</text:p>
          <text:p text:style-name="P81">-D<text:tab/>52</text:p>
          <text:p text:style-name="P81">-e<text:tab/>65</text:p>
          <text:p text:style-name="P81">-f<text:tab/>41</text:p>
          <text:p text:style-name="P81">-g<text:tab/>56</text:p>
          <text:p text:style-name="P81">-h<text:tab/>59, 66</text:p>
          <text:p text:style-name="P81">-H<text:tab/>56</text:p>
          <text:p text:style-name="P81">-i<text:tab/>41, 65</text:p>
          <text:p text:style-name="P81">-j<text:tab/>64</text:p>
          <text:p text:style-name="P81">-l<text:tab/>39, 65</text:p>
          <text:p text:style-name="P81">-L<text:tab/>56</text:p>
          <text:p text:style-name="P81">-m<text:tab/>39</text:p>
          <text:p text:style-name="P81">-n<text:tab/>65</text:p>
          <text:p text:style-name="P81">-o<text:tab/>57</text:p>
          <text:p text:style-name="P81">-p<text:tab/>52, 64</text:p>
          <text:p text:style-name="P81">-s<text:tab/>16, 46, 65</text:p>
          <text:p text:style-name="P81">-t<text:tab/>39, 65</text:p>
          <text:p text:style-name="P81">-x<text:tab/>39</text:p>
          <text:p text:style-name="P81">-y<text:tab/>45</text:p>
          <text:p text:style-name="P81">-z<text:tab/>14, 41</text:p>
          <text:p text:style-name="P82">A</text:p>
          <text:p text:style-name="P81">archive-name<text:tab/>60</text:p>
          <text:p text:style-name="P81">archive-type<text:tab/>60</text:p>
          <text:p text:style-name="P81">atime<text:tab/>9</text:p>
          <text:p text:style-name="P82">B</text:p>
          <text:p text:style-name="P81">bar-keygen<text:tab/>7</text:p>
          <text:p text:style-name="P81">basic commands<text:tab/>39</text:p>
          <text:p text:style-name="P82">C</text:p>
          <text:p text:style-name="P81">chunks<text:tab/>67</text:p>
          <text:p text:style-name="P81">compare archive<text:tab/>11</text:p>
          <text:p text:style-name="P81">compress archive<text:tab/>14</text:p>
          <text:p text:style-name="P81">compression<text:tab/>41</text:p>
          <text:p text:style-name="P81">creating archive<text:tab/>9</text:p>
          <text:p text:style-name="P81">crypt-password-mode<text:tab/>60</text:p>
          <text:p text:style-name="P82">D</text:p>
          <text:p text:style-name="P81">device configuration<text:tab/>62</text:p>
          <text:p text:style-name="P81">differential archive<text:tab/>12</text:p>
          <text:p text:style-name="P82">E</text:p>
          <text:p text:style-name="P81">encryption<text:tab/>45</text:p>
          <text:p text:style-name="P81">exclude<text:tab/>60</text:p>
          <text:p text:style-name="P81">exclude-command<text:tab/>60</text:p>
          <text:p text:style-name="P81">extract archive<text:tab/>12</text:p>
          <text:p text:style-name="P82">F</text:p>
          <text:p text:style-name="P81">file format<text:tab/>67</text:p>
          <text:p text:style-name="P81">ftp server configuration<text:tab/>61</text:p>
          <text:p text:style-name="P82">G</text:p>
          <text:p text:style-name="P81">graphical front end<text:tab/>22</text:p>
          <text:p text:style-name="P82">I</text:p>
          <text:p text:style-name="P81">include-file<text:tab/>60</text:p>
          <text:p text:style-name="P81">include-file-command<text:tab/>60</text:p>
          <text:p text:style-name="P81">include-image<text:tab/>60</text:p>
          <text:p text:style-name="P81">include-image-command<text:tab/>60</text:p>
          <text:p text:style-name="P81">include/exclude files<text:tab/>40</text:p>
          <text:p text:style-name="P81">incremental archive<text:tab/>12</text:p>
          <text:p text:style-name="P82">L</text:p>
          <text:p text:style-name="P81">list archive<text:tab/>10</text:p>
          <text:p text:style-name="P82">P</text:p>
          <text:p text:style-name="P81">pause-create<text:tab/>66</text:p>
          <text:p text:style-name="P81">pause-index-database-update<text:tab/>66</text:p>
          <text:p text:style-name="P81">pause-restore<text:tab/>66</text:p>
          <text:p text:style-name="P81">pause-storage<text:tab/>66</text:p>
          <text:p text:style-name="P82">S</text:p>
          <text:p text:style-name="P81">schedule configuration<text:tab/>62</text:p>
          <text:p text:style-name="P81">server<text:tab/>19, 52, 66</text:p>
          <text:p text:style-name="P81">server-password<text:tab/>66</text:p>
          <text:p text:style-name="P81">server-port<text:tab/>66</text:p>
          <text:p text:style-name="P81">server-tls-port<text:tab/>66</text:p>
          <text:p text:style-name="P81">split archives<text:tab/>16, 46</text:p>
          <text:p text:style-name="P81">ssh/scp/sftp server configuration<text:tab/>61</text:p>
          <text:p text:style-name="P81">store archives<text:tab/>17, 46</text:p>
          <text:p text:style-name="P82">T</text:p>
          <text:p text:style-name="P81">test archive<text:tab/>11</text:p>
          <text:p text:style-name="P82">U</text:p>
          <text:p text:style-name="P81">URI<text:tab/>17</text:p>
        </text:index-body>
      </text:alphabetical-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7-11-13T21:23:25.397453677</dc:date>
    <meta:editing-duration>P256DT57S</meta:editing-duration>
    <meta:editing-cycles>555</meta:editing-cycles>
    <meta:generator>LibreOffice/4.2.8.2$Linux_X86_64 LibreOffice_project/420m0$Build-2</meta:generator>
    <meta:document-statistic meta:table-count="14" meta:image-count="19" meta:object-count="0" meta:page-count="83" meta:paragraph-count="2464" meta:word-count="22507" meta:character-count="141876" meta:non-whitespace-character-count="122297"/>
  </office:meta>
</office:document-meta>
</file>